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A00000232C7C9B36B0188100E.png" manifest:media-type="image/png"/>
  <manifest:file-entry manifest:full-path="Pictures/1003C1630000D0300000836EF5EFA00464393C39.svg" manifest:media-type="image/svg+xml"/>
  <manifest:file-entry manifest:full-path="Pictures/1000020100000556000003001FA2F160E721AD2B.png" manifest:media-type="image/png"/>
  <manifest:file-entry manifest:full-path="Pictures/100002010000039200000223EE79B2B69F4862BB.png" manifest:media-type="image/png"/>
  <manifest:file-entry manifest:full-path="Pictures/10000201000001EC0000023E417BADBF1A36E67B.png" manifest:media-type="image/png"/>
  <manifest:file-entry manifest:full-path="Pictures/10000201000003A70000021761B3CE1D1ACBBC7F.png" manifest:media-type="image/png"/>
  <manifest:file-entry manifest:full-path="Pictures/100002010000010C000000A3C8F533D0BF864181.png" manifest:media-type="image/png"/>
  <manifest:file-entry manifest:full-path="Pictures/1003E20E0000DE3E00007F052EDB686C34BA2FB3.svg" manifest:media-type="image/svg+xml"/>
  <manifest:file-entry manifest:full-path="Pictures/1000020100000224000001A4C7E79657FC18FD63.png" manifest:media-type="image/png"/>
  <manifest:file-entry manifest:full-path="Pictures/100002010000019B0000014B925E8FF3D20CFC88.png" manifest:media-type="image/png"/>
  <manifest:file-entry manifest:full-path="Pictures/10000201000003DE0000025D453DF4DF9E60672D.png" manifest:media-type="image/png"/>
  <manifest:file-entry manifest:full-path="Pictures/1006A3270001195C0000A85D1C6C3A7A8B5F50BD.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style="normal" officeooo:rsid="00222ff0" officeooo:paragraph-rsid="0122a1b4" style:font-style-asian="normal" style:font-style-complex="normal"/>
    </style:style>
    <style:style style:name="P7" style:family="paragraph" style:parent-style-name="Text_20_body">
      <style:text-properties fo:font-weight="bold" officeooo:rsid="00c5b678" officeooo:paragraph-rsid="00d4bad2" style:font-weight-asian="bold" style:font-weight-complex="bold"/>
    </style:style>
    <style:style style:name="P8" style:family="paragraph" style:parent-style-name="Text_20_body">
      <style:text-properties fo:font-weight="bold" officeooo:rsid="00e9af31" officeooo:paragraph-rsid="00e3e559" style:font-weight-asian="bold" style:font-weight-complex="bold"/>
    </style:style>
    <style:style style:name="P9" style:family="paragraph" style:parent-style-name="Text_20_body">
      <style:text-properties officeooo:paragraph-rsid="00d84455"/>
    </style:style>
    <style:style style:name="P10" style:family="paragraph" style:parent-style-name="Text_20_body">
      <style:text-properties officeooo:paragraph-rsid="00e225bb"/>
    </style:style>
    <style:style style:name="P11" style:family="paragraph" style:parent-style-name="Text_20_body">
      <style:text-properties officeooo:rsid="00ee7513" officeooo:paragraph-rsid="00ee7513"/>
    </style:style>
    <style:style style:name="P12" style:family="paragraph" style:parent-style-name="Text_20_body">
      <style:text-properties officeooo:rsid="00f01d66" officeooo:paragraph-rsid="00f01d66"/>
    </style:style>
    <style:style style:name="P13"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14"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15"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16"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17" style:family="paragraph" style:parent-style-name="Text_20_body">
      <style:text-properties fo:font-style="normal" fo:font-weight="normal" officeooo:rsid="012dc56f" officeooo:paragraph-rsid="01866dcf" style:font-style-asian="normal" style:font-weight-asian="normal" style:font-style-complex="normal" style:font-weight-complex="normal"/>
    </style:style>
    <style:style style:name="P18"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19" style:family="paragraph" style:parent-style-name="Text_20_body">
      <style:text-properties officeooo:rsid="00c87782" officeooo:paragraph-rsid="00c822cb"/>
    </style:style>
    <style:style style:name="P20" style:family="paragraph" style:parent-style-name="Text_20_body">
      <style:text-properties officeooo:rsid="010b88dd" officeooo:paragraph-rsid="010b88dd"/>
    </style:style>
    <style:style style:name="P21" style:family="paragraph" style:parent-style-name="Text_20_body">
      <style:paragraph-properties fo:text-align="center" style:justify-single-word="false"/>
      <style:text-properties officeooo:rsid="0110756c" officeooo:paragraph-rsid="0110756c"/>
    </style:style>
    <style:style style:name="P22" style:family="paragraph" style:parent-style-name="Text_20_body">
      <style:text-properties officeooo:rsid="0122a1b4" officeooo:paragraph-rsid="0122a1b4"/>
    </style:style>
    <style:style style:name="P23" style:family="paragraph" style:parent-style-name="Text_20_body">
      <style:paragraph-properties fo:text-align="center" style:justify-single-word="false"/>
      <style:text-properties fo:font-size="11pt" fo:font-style="normal" fo:font-weight="bold" officeooo:rsid="0110756c" officeooo:paragraph-rsid="011b5285" style:font-size-asian="11pt" style:font-style-asian="normal" style:font-weight-asian="bold" style:font-size-complex="11pt" style:font-style-complex="normal" style:font-weight-complex="bold"/>
    </style:style>
    <style:style style:name="P24" style:family="paragraph" style:parent-style-name="Text_20_body">
      <style:paragraph-properties fo:text-align="center" style:justify-single-word="false"/>
      <style:text-properties fo:font-size="12pt" fo:font-style="normal" officeooo:rsid="0110756c" officeooo:paragraph-rsid="0131aef9" style:font-size-asian="12pt" style:font-style-asian="normal" style:font-size-complex="12pt" style:font-style-complex="normal"/>
    </style:style>
    <style:style style:name="P25" style:family="paragraph" style:parent-style-name="Text_20_body">
      <style:text-properties fo:font-size="12pt" fo:font-style="normal" officeooo:rsid="0122a1b4" officeooo:paragraph-rsid="0122a1b4" style:font-size-asian="12pt" style:font-style-asian="normal" style:font-size-complex="12pt" style:font-style-complex="normal"/>
    </style:style>
    <style:style style:name="P26" style:family="paragraph" style:parent-style-name="Text_20_body">
      <style:paragraph-properties fo:text-align="center" style:justify-single-word="false"/>
      <style:text-properties fo:font-size="12pt" fo:font-style="normal" fo:font-weight="normal" officeooo:rsid="0110756c" officeooo:paragraph-rsid="0131aef9" style:font-size-asian="12pt" style:font-style-asian="normal" style:font-weight-asian="normal" style:font-size-complex="12pt" style:font-style-complex="normal" style:font-weight-complex="normal"/>
    </style:style>
    <style:style style:name="P27" style:family="paragraph" style:parent-style-name="Text_20_body">
      <style:paragraph-properties fo:text-align="center" style:justify-single-word="false"/>
      <style:text-properties fo:font-size="12pt" fo:font-style="normal" fo:font-weight="normal" officeooo:rsid="0110756c" officeooo:paragraph-rsid="01358c36" style:font-size-asian="12pt" style:font-style-asian="normal" style:font-weight-asian="normal" style:font-size-complex="12pt" style:font-style-complex="normal" style:font-weight-complex="normal"/>
    </style:style>
    <style:style style:name="P28" style:family="paragraph" style:parent-style-name="Text_20_body">
      <style:paragraph-properties fo:text-align="center" style:justify-single-word="false"/>
      <style:text-properties fo:font-size="12pt" fo:font-style="normal" fo:font-weight="normal" officeooo:rsid="0110756c" officeooo:paragraph-rsid="0186d267" style:font-size-asian="12pt" style:font-style-asian="normal" style:font-weight-asian="normal" style:font-size-complex="12pt" style:font-style-complex="normal" style:font-weight-complex="normal"/>
    </style:style>
    <style:style style:name="P29" style:family="paragraph" style:parent-style-name="Text_20_body">
      <style:paragraph-properties fo:text-align="center" style:justify-single-word="false"/>
      <style:text-properties fo:font-size="12pt" fo:font-style="normal" fo:font-weight="normal" officeooo:rsid="0110756c" officeooo:paragraph-rsid="01889938" style:font-size-asian="12pt" style:font-style-asian="normal" style:font-weight-asian="normal" style:font-size-complex="12pt" style:font-style-complex="normal" style:font-weight-complex="normal"/>
    </style:style>
    <style:style style:name="P30" style:family="paragraph" style:parent-style-name="Text_20_body">
      <style:paragraph-properties fo:text-align="center" style:justify-single-word="false"/>
      <style:text-properties fo:font-size="12pt" fo:font-style="normal" fo:font-weight="normal" officeooo:rsid="0110756c" officeooo:paragraph-rsid="018c0cd9" style:font-size-asian="12pt" style:font-style-asian="normal" style:font-weight-asian="normal" style:font-size-complex="12pt" style:font-style-complex="normal" style:font-weight-complex="normal"/>
    </style:style>
    <style:style style:name="P31" style:family="paragraph" style:parent-style-name="Text_20_body">
      <style:paragraph-properties fo:text-align="center" style:justify-single-word="false"/>
      <style:text-properties fo:font-size="12pt" fo:font-style="normal" fo:font-weight="normal" officeooo:rsid="0189787a" officeooo:paragraph-rsid="0189787a" style:font-size-asian="12pt" style:font-style-asian="normal" style:font-weight-asian="normal" style:font-size-complex="12pt" style:font-style-complex="normal" style:font-weight-complex="normal"/>
    </style:style>
    <style:style style:name="P32" style:family="paragraph" style:parent-style-name="Text_20_body">
      <style:paragraph-properties fo:text-align="center" style:justify-single-word="false"/>
      <style:text-properties fo:font-size="12pt" fo:font-style="normal" fo:font-weight="bold" officeooo:rsid="0110756c" officeooo:paragraph-rsid="011b5285" style:font-size-asian="12pt" style:font-style-asian="normal" style:font-weight-asian="bold" style:font-size-complex="12pt" style:font-style-complex="normal" style:font-weight-complex="bold"/>
    </style:style>
    <style:style style:name="P33" style:family="paragraph" style:parent-style-name="Text_20_body">
      <style:text-properties fo:font-size="13pt" fo:font-style="normal" officeooo:rsid="0122a1b4" officeooo:paragraph-rsid="0122a1b4" style:font-size-asian="13pt" style:font-style-asian="normal" style:font-size-complex="13pt" style:font-style-complex="normal"/>
    </style:style>
    <style:style style:name="P34" style:family="paragraph" style:parent-style-name="Text_20_body">
      <style:text-properties fo:font-size="13pt" officeooo:rsid="0122a1b4" officeooo:paragraph-rsid="0122a1b4" style:font-size-asian="13pt" style:font-size-complex="13pt"/>
    </style:style>
    <style:style style:name="P35" style:family="paragraph" style:parent-style-name="Text_20_body">
      <style:text-properties officeooo:paragraph-rsid="01889938"/>
    </style:style>
    <style:style style:name="P36" style:family="paragraph" style:parent-style-name="Text_20_body">
      <style:paragraph-properties fo:text-align="justify" style:justify-single-word="false"/>
      <style:text-properties officeooo:rsid="01889938" officeooo:paragraph-rsid="01889938"/>
    </style:style>
    <style:style style:name="P37" style:family="paragraph" style:parent-style-name="Text">
      <style:text-properties officeooo:rsid="00be8645" officeooo:paragraph-rsid="00be8645"/>
    </style:style>
    <style:style style:name="P38" style:family="paragraph" style:parent-style-name="Text">
      <style:text-properties officeooo:rsid="00eeb71f" officeooo:paragraph-rsid="00a93efa"/>
    </style:style>
    <style:style style:name="P39" style:family="paragraph" style:parent-style-name="Text">
      <style:text-properties fo:font-size="10.5pt" fo:font-style="normal" officeooo:rsid="012582b6" officeooo:paragraph-rsid="012582b6" style:font-size-asian="10.5pt" style:font-style-asian="normal" style:font-size-complex="10.5pt" style:font-style-complex="normal"/>
    </style:style>
    <style:style style:name="P40" style:family="paragraph" style:parent-style-name="Text">
      <style:paragraph-properties fo:text-align="justify" style:justify-single-word="false"/>
      <style:text-properties officeooo:paragraph-rsid="019496fb"/>
    </style:style>
    <style:style style:name="P41" style:family="paragraph" style:parent-style-name="Text">
      <style:paragraph-properties fo:text-align="justify" style:justify-single-word="false"/>
      <style:text-properties officeooo:rsid="01848a63" officeooo:paragraph-rsid="0191e909"/>
    </style:style>
    <style:style style:name="P42" style:family="paragraph" style:parent-style-name="Text">
      <style:paragraph-properties fo:text-align="justify" style:justify-single-word="false"/>
      <style:text-properties officeooo:rsid="01848a63" officeooo:paragraph-rsid="01848a63"/>
    </style:style>
    <style:style style:name="P43" style:family="paragraph" style:parent-style-name="Text">
      <style:paragraph-properties fo:text-align="justify" style:justify-single-word="false"/>
      <style:text-properties fo:font-size="12pt" officeooo:rsid="00333234" officeooo:paragraph-rsid="016eb959" style:font-size-asian="12pt" style:font-size-complex="12pt"/>
    </style:style>
    <style:style style:name="P44" style:family="paragraph" style:parent-style-name="Text">
      <style:paragraph-properties fo:text-align="justify" style:justify-single-word="false"/>
      <style:text-properties fo:font-size="12pt" officeooo:rsid="00333234" officeooo:paragraph-rsid="01778681" style:font-size-asian="12pt" style:font-size-complex="12pt"/>
    </style:style>
    <style:style style:name="P45" style:family="paragraph" style:parent-style-name="Text">
      <style:paragraph-properties fo:text-align="justify" style:justify-single-word="false"/>
      <style:text-properties fo:font-size="12pt" officeooo:rsid="017d555c" officeooo:paragraph-rsid="017d555c" style:font-size-asian="12pt" style:font-size-complex="12pt"/>
    </style:style>
    <style:style style:name="P46" style:family="paragraph" style:parent-style-name="Text">
      <style:paragraph-properties fo:text-align="justify" style:justify-single-word="false"/>
      <style:text-properties fo:font-size="12pt" officeooo:paragraph-rsid="01628120" style:font-size-asian="12pt" style:font-size-complex="12pt"/>
    </style:style>
    <style:style style:name="P47" style:family="paragraph" style:parent-style-name="Text">
      <style:paragraph-properties fo:text-align="justify" style:justify-single-word="false"/>
      <style:text-properties fo:font-size="12pt" officeooo:paragraph-rsid="01638258" style:font-size-asian="12pt" style:font-size-complex="12pt"/>
    </style:style>
    <style:style style:name="P48" style:family="paragraph" style:parent-style-name="Text">
      <style:paragraph-properties fo:text-align="justify" style:justify-single-word="false"/>
      <style:text-properties fo:font-size="12pt" officeooo:paragraph-rsid="015ee62e" style:font-size-asian="12pt" style:font-size-complex="12pt"/>
    </style:style>
    <style:style style:name="P49" style:family="paragraph" style:parent-style-name="Text">
      <style:paragraph-properties fo:text-align="justify" style:justify-single-word="false"/>
      <style:text-properties fo:font-size="12pt" officeooo:paragraph-rsid="0161fe33" style:font-size-asian="12pt" style:font-size-complex="12pt"/>
    </style:style>
    <style:style style:name="P50" style:family="paragraph" style:parent-style-name="Text">
      <style:text-properties fo:font-size="12pt" officeooo:rsid="001bd72d" officeooo:paragraph-rsid="011c306b" style:font-size-asian="12pt" style:font-size-complex="12pt"/>
    </style:style>
    <style:style style:name="P51" style:family="paragraph" style:parent-style-name="Text">
      <style:text-properties fo:font-size="12pt" officeooo:rsid="001bd72d" officeooo:paragraph-rsid="012582b6" style:font-size-asian="12pt" style:font-size-complex="12pt"/>
    </style:style>
    <style:style style:name="P52" style:family="paragraph" style:parent-style-name="Text">
      <style:text-properties fo:font-size="12pt" officeooo:rsid="01137f1b" officeooo:paragraph-rsid="011971ba" style:font-size-asian="12pt" style:font-size-complex="12pt"/>
    </style:style>
    <style:style style:name="P53" style:family="paragraph" style:parent-style-name="Text">
      <style:text-properties fo:font-size="12pt" officeooo:paragraph-rsid="010e7bfc" style:font-size-asian="12pt" style:font-size-complex="12pt"/>
    </style:style>
    <style:style style:name="P54" style:family="paragraph" style:parent-style-name="Text">
      <style:paragraph-properties fo:text-align="justify" style:justify-single-word="false"/>
      <style:text-properties fo:font-size="12pt" fo:font-style="normal" officeooo:paragraph-rsid="01628120" style:font-size-asian="12pt" style:font-style-asian="normal" style:font-size-complex="12pt" style:font-style-complex="normal"/>
    </style:style>
    <style:style style:name="P55" style:family="paragraph" style:parent-style-name="Text">
      <style:paragraph-properties fo:text-align="justify" style:justify-single-word="false"/>
      <style:text-properties fo:font-size="12pt" fo:font-style="normal" officeooo:paragraph-rsid="0161fe33" style:font-size-asian="12pt" style:font-style-asian="normal" style:font-size-complex="12pt" style:font-style-complex="normal"/>
    </style:style>
    <style:style style:name="P56" style:family="paragraph" style:parent-style-name="Text">
      <style:paragraph-properties fo:text-align="justify" style:justify-single-word="false"/>
      <style:text-properties fo:font-size="12pt" fo:font-style="normal" officeooo:paragraph-rsid="01940303" style:font-size-asian="12pt" style:font-style-asian="normal" style:font-size-complex="12pt" style:font-style-complex="normal"/>
    </style:style>
    <style:style style:name="P57" style:family="paragraph" style:parent-style-name="Text">
      <style:paragraph-properties fo:text-align="justify" style:justify-single-word="false"/>
      <style:text-properties fo:font-size="12pt" fo:font-style="normal" officeooo:rsid="0161fe33" officeooo:paragraph-rsid="0161fe33" style:font-size-asian="12pt" style:font-style-asian="normal" style:font-size-complex="12pt" style:font-style-complex="normal"/>
    </style:style>
    <style:style style:name="P58" style:family="paragraph" style:parent-style-name="Text">
      <style:text-properties fo:font-size="12pt" fo:font-style="normal" officeooo:rsid="0119c9d1" officeooo:paragraph-rsid="0131aef9" style:font-size-asian="12pt" style:font-style-asian="normal" style:font-size-complex="12pt" style:font-style-complex="normal"/>
    </style:style>
    <style:style style:name="P59" style:family="paragraph" style:parent-style-name="Text">
      <style:text-properties fo:font-size="12pt" fo:font-style="normal" officeooo:rsid="0119c9d1" officeooo:paragraph-rsid="014da3c5" style:font-size-asian="12pt" style:font-style-asian="normal" style:font-size-complex="12pt" style:font-style-complex="normal"/>
    </style:style>
    <style:style style:name="P60" style:family="paragraph" style:parent-style-name="Text">
      <style:text-properties fo:font-size="12pt" fo:font-style="normal" officeooo:rsid="0119c9d1" officeooo:paragraph-rsid="014e61a3" style:font-size-asian="12pt" style:font-style-asian="normal" style:font-size-complex="12pt" style:font-style-complex="normal"/>
    </style:style>
    <style:style style:name="P61" style:family="paragraph" style:parent-style-name="Text">
      <style:text-properties fo:font-size="12pt" fo:font-style="normal" officeooo:rsid="0119c9d1" officeooo:paragraph-rsid="015c054c" style:font-size-asian="12pt" style:font-style-asian="normal" style:font-size-complex="12pt" style:font-style-complex="normal"/>
    </style:style>
    <style:style style:name="P62" style:family="paragraph" style:parent-style-name="Text">
      <style:text-properties fo:font-size="12pt" fo:font-style="normal" officeooo:rsid="00222ff0" officeooo:paragraph-rsid="0122a1b4" style:font-size-asian="12pt" style:font-style-asian="normal" style:font-size-complex="12pt" style:font-style-complex="normal"/>
    </style:style>
    <style:style style:name="P63" style:family="paragraph" style:parent-style-name="Text">
      <style:text-properties fo:font-size="12pt" fo:font-style="normal" officeooo:rsid="00222ff0" officeooo:paragraph-rsid="014b6ebe" style:font-size-asian="12pt" style:font-style-asian="normal" style:font-size-complex="12pt" style:font-style-complex="normal"/>
    </style:style>
    <style:style style:name="P64" style:family="paragraph" style:parent-style-name="Text">
      <style:text-properties fo:font-size="12pt" fo:font-style="normal" officeooo:rsid="00222ff0" officeooo:paragraph-rsid="0149bc76" style:font-size-asian="12pt" style:font-style-asian="normal" style:font-size-complex="12pt" style:font-style-complex="normal"/>
    </style:style>
    <style:style style:name="P65" style:family="paragraph" style:parent-style-name="Text">
      <style:text-properties fo:font-size="12pt" fo:font-style="normal" officeooo:rsid="00222ff0" officeooo:paragraph-rsid="01211736" style:font-size-asian="12pt" style:font-style-asian="normal" style:font-size-complex="12pt" style:font-style-complex="normal"/>
    </style:style>
    <style:style style:name="P66" style:family="paragraph" style:parent-style-name="Text">
      <style:text-properties fo:font-size="12pt" fo:font-style="normal" officeooo:rsid="00222ff0" officeooo:paragraph-rsid="013e320f" style:font-size-asian="12pt" style:font-style-asian="normal" style:font-size-complex="12pt" style:font-style-complex="normal"/>
    </style:style>
    <style:style style:name="P67" style:family="paragraph" style:parent-style-name="Text">
      <style:text-properties fo:font-size="12pt" fo:font-style="normal" officeooo:rsid="00222ff0" officeooo:paragraph-rsid="013f1bb3" style:font-size-asian="12pt" style:font-style-asian="normal" style:font-size-complex="12pt" style:font-style-complex="normal"/>
    </style:style>
    <style:style style:name="P68" style:family="paragraph" style:parent-style-name="Text">
      <style:text-properties fo:font-size="12pt" fo:font-style="normal" officeooo:rsid="00222ff0" officeooo:paragraph-rsid="01443f5e" style:font-size-asian="12pt" style:font-style-asian="normal" style:font-size-complex="12pt" style:font-style-complex="normal"/>
    </style:style>
    <style:style style:name="P69" style:family="paragraph" style:parent-style-name="Text">
      <style:text-properties fo:font-size="12pt" fo:font-style="normal" officeooo:rsid="00222ff0" officeooo:paragraph-rsid="0146299e" style:font-size-asian="12pt" style:font-style-asian="normal" style:font-size-complex="12pt" style:font-style-complex="normal"/>
    </style:style>
    <style:style style:name="P70" style:family="paragraph" style:parent-style-name="Text">
      <style:text-properties fo:font-size="12pt" fo:font-style="normal" officeooo:rsid="00222ff0" officeooo:paragraph-rsid="014653f2" style:font-size-asian="12pt" style:font-style-asian="normal" style:font-size-complex="12pt" style:font-style-complex="normal"/>
    </style:style>
    <style:style style:name="P71" style:family="paragraph" style:parent-style-name="Text">
      <style:text-properties fo:font-size="12pt" fo:font-style="normal" officeooo:rsid="00222ff0" officeooo:paragraph-rsid="013be525" style:font-size-asian="12pt" style:font-style-asian="normal" style:font-size-complex="12pt" style:font-style-complex="normal"/>
    </style:style>
    <style:style style:name="P72" style:family="paragraph" style:parent-style-name="Text">
      <style:text-properties fo:font-size="12pt" fo:font-style="normal" officeooo:rsid="0110756c" officeooo:paragraph-rsid="0125eaa9" style:font-size-asian="12pt" style:font-style-asian="normal" style:font-size-complex="12pt" style:font-style-complex="normal"/>
    </style:style>
    <style:style style:name="P73" style:family="paragraph" style:parent-style-name="Text">
      <style:text-properties fo:font-size="12pt" fo:font-style="normal" officeooo:rsid="010e7bfc" officeooo:paragraph-rsid="010e7bfc" style:font-size-asian="12pt" style:font-style-asian="normal" style:font-size-complex="12pt" style:font-style-complex="normal"/>
    </style:style>
    <style:style style:name="P74" style:family="paragraph" style:parent-style-name="Text">
      <style:paragraph-properties fo:text-align="justify" style:justify-single-word="false"/>
      <style:text-properties fo:font-size="12pt" fo:font-style="normal" fo:font-weight="normal" officeooo:rsid="016b8ae8" officeooo:paragraph-rsid="01778681" style:font-size-asian="12pt" style:font-style-asian="normal" style:font-weight-asian="normal" style:font-size-complex="12pt" style:font-style-complex="normal" style:font-weight-complex="normal"/>
    </style:style>
    <style:style style:name="P75" style:family="paragraph" style:parent-style-name="Text">
      <style:paragraph-properties fo:text-align="justify" style:justify-single-word="false"/>
      <style:text-properties fo:font-size="12pt" fo:font-style="normal" fo:font-weight="normal" officeooo:rsid="017b06d7" officeooo:paragraph-rsid="017d555c" style:font-size-asian="12pt" style:font-style-asian="normal" style:font-weight-asian="normal" style:font-size-complex="12pt" style:font-style-complex="normal" style:font-weight-complex="normal"/>
    </style:style>
    <style:style style:name="P76" style:family="paragraph" style:parent-style-name="Text">
      <style:paragraph-properties fo:text-align="justify" style:justify-single-word="false"/>
      <style:text-properties fo:font-size="12pt" fo:font-style="normal" fo:font-weight="bold" officeooo:rsid="019be0ea" officeooo:paragraph-rsid="019be0ea" style:font-size-asian="12pt" style:font-style-asian="normal" style:font-weight-asian="bold" style:font-size-complex="12pt" style:font-style-complex="normal" style:font-weight-complex="bold"/>
    </style:style>
    <style:style style:name="P77" style:family="paragraph" style:parent-style-name="Contents_20_Heading">
      <style:paragraph-properties fo:break-before="page"/>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3">
      <style:paragraph-properties>
        <style:tab-stops>
          <style:tab-stop style:position="16.002cm" style:type="right" style:leader-style="dotted" style:leader-text="."/>
        </style:tab-stops>
      </style:paragraph-properties>
    </style:style>
    <style:style style:name="P81" style:family="paragraph" style:parent-style-name="Subtitle">
      <style:text-properties officeooo:rsid="010b88dd" officeooo:paragraph-rsid="010b88dd"/>
    </style:style>
    <style:style style:name="P82" style:family="paragraph" style:parent-style-name="Text_20_body">
      <style:paragraph-properties fo:margin-left="0cm" fo:margin-right="0cm" fo:text-indent="0cm" style:auto-text-indent="false"/>
      <style:text-properties fo:font-style="normal" officeooo:rsid="0122a1b4" officeooo:paragraph-rsid="012c6bbb" style:font-style-asian="normal" style:font-style-complex="normal"/>
    </style:style>
    <style:style style:name="P83" style:family="paragraph" style:parent-style-name="Text_20_body">
      <style:paragraph-properties fo:margin-left="0cm" fo:margin-right="0cm" fo:text-indent="0cm" style:auto-text-indent="false"/>
      <style:text-properties fo:font-size="13pt" fo:font-style="normal" officeooo:rsid="0122a1b4" officeooo:paragraph-rsid="012c6bbb" style:font-size-asian="13pt" style:font-style-asian="normal" style:font-size-complex="13pt" style:font-style-complex="normal"/>
    </style:style>
    <style:style style:name="P84" style:family="paragraph" style:parent-style-name="Illustration">
      <style:paragraph-properties fo:text-align="center" style:justify-single-word="false"/>
      <style:text-properties officeooo:rsid="018d4d0e" officeooo:paragraph-rsid="018d4d0e"/>
    </style:style>
    <style:style style:name="P85" style:family="paragraph" style:parent-style-name="Text_20_body" style:master-page-name="Landscape">
      <style:paragraph-properties style:page-number="auto"/>
    </style:style>
    <style:style style:name="P86" style:family="paragraph" style:parent-style-name="Text_20_body" style:master-page-name="Landscape">
      <style:paragraph-properties style:page-number="auto"/>
      <style:text-properties officeooo:paragraph-rsid="00d84455"/>
    </style:style>
    <style:style style:name="P87" style:family="paragraph" style:parent-style-name="Text_20_body" style:list-style-name="L1">
      <style:text-properties fo:font-size="12pt" officeooo:rsid="01628120" officeooo:paragraph-rsid="01628120" style:font-size-asian="12pt" style:font-size-complex="12pt"/>
    </style:style>
    <style:style style:name="P88" style:family="paragraph" style:parent-style-name="Text_20_body">
      <style:paragraph-properties fo:text-align="center" style:justify-single-word="false"/>
      <style:text-properties fo:font-size="12pt" fo:font-style="normal" fo:font-weight="normal" officeooo:rsid="0110756c" officeooo:paragraph-rsid="01889938" style:font-size-asian="12pt" style:font-style-asian="normal" style:font-weight-asian="normal" style:font-size-complex="12pt" style:font-style-complex="normal" style:font-weight-complex="normal"/>
    </style:style>
    <style:style style:name="P89" style:family="paragraph" style:parent-style-name="Text_20_body">
      <style:paragraph-properties fo:text-align="center" style:justify-single-word="false"/>
      <style:text-properties fo:font-size="12pt" fo:font-style="normal" fo:font-weight="normal" officeooo:rsid="0110756c" officeooo:paragraph-rsid="018c0cd9" style:font-size-asian="12pt" style:font-style-asian="normal" style:font-weight-asian="normal" style:font-size-complex="12pt" style:font-style-complex="normal" style:font-weight-complex="normal"/>
    </style:style>
    <style:style style:name="P90" style:family="paragraph" style:parent-style-name="Text_20_body">
      <style:paragraph-properties fo:text-align="center" style:justify-single-word="false"/>
      <style:text-properties fo:font-size="12pt" fo:font-style="normal" fo:font-weight="normal" officeooo:rsid="019fa3b0" officeooo:paragraph-rsid="019fa3b0" style:font-size-asian="12pt" style:font-style-asian="normal" style:font-weight-asian="normal" style:font-size-complex="12pt" style:font-style-complex="normal" style:font-weight-complex="normal"/>
    </style:style>
    <style:style style:name="P91"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92" style:family="paragraph" style:parent-style-name="Standard" style:master-page-name="Standard">
      <style:paragraph-properties style:page-number="auto"/>
    </style:style>
    <style:style style:name="P93" style:family="paragraph" style:parent-style-name="Standard" style:master-page-name="Landscape">
      <style:paragraph-properties fo:text-align="justify" style:justify-single-word="false" style:page-number="auto"/>
      <style:text-properties officeooo:paragraph-rsid="0014bcc9"/>
    </style:style>
    <style:style style:name="P94" style:family="paragraph" style:parent-style-name="Heading_20_1">
      <style:text-properties officeooo:rsid="001c54ea" officeooo:paragraph-rsid="001c54ea"/>
    </style:style>
    <style:style style:name="P95" style:family="paragraph" style:parent-style-name="Heading_20_1">
      <style:paragraph-properties fo:break-before="page"/>
      <style:text-properties officeooo:rsid="00649f48" officeooo:paragraph-rsid="00649f48"/>
    </style:style>
    <style:style style:name="P96" style:family="paragraph" style:parent-style-name="Heading_20_1" style:master-page-name="Standard">
      <style:paragraph-properties style:page-number="auto"/>
    </style:style>
    <style:style style:name="P97" style:family="paragraph" style:parent-style-name="Heading_20_1" style:master-page-name="Standard">
      <style:paragraph-properties style:page-number="auto"/>
      <style:text-properties officeooo:rsid="0025ea43" officeooo:paragraph-rsid="0025ea43"/>
    </style:style>
    <style:style style:name="P98"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99" style:family="paragraph" style:parent-style-name="Illustration">
      <style:paragraph-properties fo:text-align="center" style:justify-single-word="false"/>
      <style:text-properties officeooo:rsid="018d4d0e" officeooo:paragraph-rsid="018d4d0e"/>
    </style:style>
    <style:style style:name="P100" style:family="paragraph" style:parent-style-name="Heading_20_3">
      <style:text-properties officeooo:rsid="00be8645" officeooo:paragraph-rsid="00be8645"/>
    </style:style>
    <style:style style:name="P101" style:family="paragraph" style:parent-style-name="Heading_20_3">
      <style:text-properties officeooo:rsid="00c822cb" officeooo:paragraph-rsid="00c822cb"/>
    </style:style>
    <style:style style:name="P102" style:family="paragraph" style:parent-style-name="Heading_20_3">
      <style:text-properties officeooo:rsid="00e225bb" officeooo:paragraph-rsid="00e225bb"/>
    </style:style>
    <style:style style:name="P103" style:family="paragraph" style:parent-style-name="Text" style:list-style-name="L2">
      <style:paragraph-properties fo:text-align="justify" style:justify-single-word="false"/>
      <style:text-properties fo:font-size="12pt" fo:font-style="normal" fo:font-weight="normal" officeooo:rsid="016fce83" officeooo:paragraph-rsid="016fce83" style:font-size-asian="12pt" style:font-style-asian="normal" style:font-weight-asian="normal" style:font-size-complex="12pt" style:font-style-complex="normal" style:font-weight-complex="normal"/>
    </style:style>
    <style:style style:name="P104" style:family="paragraph" style:parent-style-name="Text" style:list-style-name="L4">
      <style:paragraph-properties fo:text-align="justify" style:justify-single-word="false"/>
      <style:text-properties fo:font-size="12pt" fo:font-style="normal" fo:font-weight="normal" officeooo:rsid="01797029" officeooo:paragraph-rsid="017781d9" style:font-size-asian="12pt" style:font-style-asian="normal" style:font-weight-asian="normal" style:font-size-complex="12pt" style:font-style-complex="normal" style:font-weight-complex="normal"/>
    </style:style>
    <style:style style:name="P105" style:family="paragraph" style:parent-style-name="Text" style:list-style-name="L4">
      <style:paragraph-properties fo:text-align="justify" style:justify-single-word="false"/>
      <style:text-properties fo:font-size="12pt" fo:font-style="normal" fo:font-weight="normal" officeooo:rsid="01797029" officeooo:paragraph-rsid="01797029" style:font-size-asian="12pt" style:font-style-asian="normal" style:font-weight-asian="normal" style:font-size-complex="12pt" style:font-style-complex="normal" style:font-weight-complex="normal"/>
    </style:style>
    <style:style style:name="P106" style:family="paragraph" style:parent-style-name="Text" style:list-style-name="L2">
      <style:paragraph-properties fo:text-align="justify" style:justify-single-word="false"/>
      <style:text-properties fo:font-size="12pt" officeooo:rsid="016fce83" officeooo:paragraph-rsid="016fce83" style:font-size-asian="12pt" style:font-size-complex="12pt"/>
    </style:style>
    <style:style style:name="P107" style:family="paragraph" style:parent-style-name="Text" style:list-style-name="L3">
      <style:paragraph-properties fo:text-align="justify" style:justify-single-word="false"/>
      <style:text-properties fo:font-size="12pt" officeooo:rsid="01721796" officeooo:paragraph-rsid="01721796" style:font-size-asian="12pt" style:font-size-complex="12pt"/>
    </style:style>
    <style:style style:name="P108" style:family="paragraph" style:parent-style-name="Text" style:list-style-name="L4">
      <style:paragraph-properties fo:text-align="justify" style:justify-single-word="false"/>
      <style:text-properties fo:font-size="12pt" officeooo:rsid="017781d9" officeooo:paragraph-rsid="017781d9" style:font-size-asian="12pt" style:font-size-complex="12pt"/>
    </style:style>
    <style:style style:name="P109" style:family="paragraph" style:parent-style-name="Text" style:list-style-name="L4">
      <style:paragraph-properties fo:text-align="justify" style:justify-single-word="false"/>
      <style:text-properties fo:font-size="12pt" officeooo:rsid="01797029" officeooo:paragraph-rsid="01797029" style:font-size-asian="12pt" style:font-size-complex="12pt"/>
    </style:style>
    <style:style style:name="P110" style:family="paragraph" style:parent-style-name="Text" style:list-style-name="L3">
      <style:paragraph-properties fo:text-align="justify" style:justify-single-word="false"/>
      <style:text-properties fo:font-size="12pt" fo:font-style="italic" officeooo:rsid="01721796" officeooo:paragraph-rsid="01721796" style:font-size-asian="12pt" style:font-style-asian="italic" style:font-size-complex="12pt" style:font-style-complex="italic"/>
    </style:style>
    <style:style style:name="P111" style:family="paragraph" style:parent-style-name="Text" style:list-style-name="L3">
      <style:paragraph-properties fo:text-align="justify" style:justify-single-word="false"/>
      <style:text-properties fo:font-size="12pt" fo:font-style="italic" officeooo:rsid="019a2461" officeooo:paragraph-rsid="019a2461" style:font-size-asian="12pt" style:font-style-asian="italic" style:font-size-complex="12pt" style:font-style-complex="italic"/>
    </style:style>
    <style:style style:name="P112" style:family="paragraph" style:parent-style-name="Text" style:list-style-name="L3">
      <style:paragraph-properties fo:text-align="justify" style:justify-single-word="false"/>
      <style:text-properties fo:font-size="12pt" fo:font-style="italic" officeooo:rsid="019b204e" officeooo:paragraph-rsid="019b204e" style:font-size-asian="12pt" style:font-style-asian="italic" style:font-size-complex="12pt" style:font-style-complex="italic"/>
    </style:style>
    <style:style style:name="P113" style:family="paragraph" style:parent-style-name="Heading_20_2">
      <style:text-properties officeooo:rsid="0014bcc9" officeooo:paragraph-rsid="0014bcc9"/>
    </style:style>
    <style:style style:name="P114" style:family="paragraph" style:parent-style-name="Heading_20_2">
      <style:text-properties officeooo:paragraph-rsid="013be525"/>
    </style:style>
    <style:style style:name="P115" style:family="paragraph" style:parent-style-name="Heading_20_2">
      <style:text-properties officeooo:paragraph-rsid="00a4d4f7"/>
    </style:style>
    <style:style style:name="P116" style:family="paragraph" style:parent-style-name="Heading_20_2">
      <style:text-properties officeooo:paragraph-rsid="010b9ac8"/>
    </style:style>
    <style:style style:name="P117" style:family="paragraph" style:parent-style-name="Heading_20_2">
      <style:paragraph-properties fo:text-align="justify" style:justify-single-word="false"/>
      <style:text-properties fo:font-size="16.1000003814697pt" fo:font-style="normal" officeooo:rsid="005b3a01" officeooo:paragraph-rsid="01889938" style:font-size-asian="16.1000003814697pt" style:font-style-asian="normal" style:font-size-complex="16.1000003814697pt" style:font-style-complex="normal"/>
    </style:style>
    <style:style style:name="P118" style:family="paragraph" style:parent-style-name="Heading_20_2">
      <style:text-properties officeooo:rsid="016b8ae8" officeooo:paragraph-rsid="016b8ae8"/>
    </style:style>
    <style:style style:name="P119" style:family="paragraph" style:parent-style-name="Heading_20_2">
      <style:text-properties officeooo:paragraph-rsid="01866dcf"/>
    </style:style>
    <style:style style:name="P120" style:family="paragraph" style:parent-style-name="Heading_20_2">
      <style:text-properties officeooo:rsid="0035dbe3" officeooo:paragraph-rsid="01866dcf"/>
    </style:style>
    <style:style style:name="P121" style:family="paragraph" style:parent-style-name="Heading_20_2">
      <style:text-properties officeooo:rsid="00be8645" officeooo:paragraph-rsid="00be8645"/>
    </style:style>
    <style:style style:name="P122" style:family="paragraph" style:parent-style-name="Heading_20_2">
      <style:text-properties officeooo:rsid="00c3534f" officeooo:paragraph-rsid="00c3534f"/>
    </style:style>
    <style:style style:name="P123" style:family="paragraph" style:parent-style-name="Heading_20_2">
      <style:text-properties officeooo:rsid="00c367ad" officeooo:paragraph-rsid="00c367ad"/>
    </style:style>
    <style:style style:name="P124" style:family="paragraph" style:parent-style-name="Heading_20_2">
      <style:text-properties officeooo:rsid="00e08965" officeooo:paragraph-rsid="00e08965"/>
    </style:style>
    <style:style style:name="P125" style:family="paragraph" style:parent-style-name="Heading_20_2">
      <style:text-properties officeooo:rsid="00f01d66" officeooo:paragraph-rsid="00f01d66"/>
    </style:style>
    <style:style style:name="T1" style:family="text">
      <style:text-properties officeooo:rsid="010b88dd"/>
    </style:style>
    <style:style style:name="T2" style:family="text">
      <style:text-properties officeooo:rsid="010e7bfc"/>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23097"/>
    </style:style>
    <style:style style:name="T7" style:family="text">
      <style:text-properties officeooo:rsid="00a48115"/>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1023bb9"/>
    </style:style>
    <style:style style:name="T18" style:family="text">
      <style:text-properties officeooo:rsid="010d641e"/>
    </style:style>
    <style:style style:name="T19" style:family="text">
      <style:text-properties fo:font-style="normal" style:font-style-asian="normal" style:font-style-complex="normal"/>
    </style:style>
    <style:style style:name="T20" style:family="text">
      <style:text-properties fo:font-style="normal" officeooo:rsid="010e7bfc" style:font-style-asian="normal" style:font-style-complex="normal"/>
    </style:style>
    <style:style style:name="T21" style:family="text">
      <style:text-properties fo:font-style="normal" officeooo:rsid="011971ba" style:font-style-asian="normal" style:font-style-complex="normal"/>
    </style:style>
    <style:style style:name="T22" style:family="text">
      <style:text-properties fo:font-style="normal" officeooo:rsid="01137f1b" style:font-style-asian="normal" style:font-style-complex="normal"/>
    </style:style>
    <style:style style:name="T23" style:family="text">
      <style:text-properties fo:font-style="normal" officeooo:rsid="0110756c" style:font-style-asian="normal" style:font-style-complex="normal"/>
    </style:style>
    <style:style style:name="T24" style:family="text">
      <style:text-properties fo:font-style="normal" officeooo:rsid="01179be8" style:font-style-asian="normal" style:font-style-complex="normal"/>
    </style:style>
    <style:style style:name="T25" style:family="text">
      <style:text-properties fo:font-style="normal" officeooo:rsid="01120522" style:font-style-asian="normal" style:font-style-complex="normal"/>
    </style:style>
    <style:style style:name="T26" style:family="text">
      <style:text-properties fo:font-style="normal" officeooo:rsid="012d47e7" style:font-style-asian="normal" style:font-style-complex="normal"/>
    </style:style>
    <style:style style:name="T27" style:family="text">
      <style:text-properties fo:font-style="normal" officeooo:rsid="011c306b" style:font-style-asian="normal" style:font-style-complex="normal"/>
    </style:style>
    <style:style style:name="T28" style:family="text">
      <style:text-properties fo:font-style="normal" officeooo:rsid="012582b6" style:font-style-asian="normal" style:font-style-complex="normal"/>
    </style:style>
    <style:style style:name="T29" style:family="text">
      <style:text-properties fo:font-style="normal" officeooo:rsid="01152bab" style:font-style-asian="normal" style:font-style-complex="normal"/>
    </style:style>
    <style:style style:name="T30" style:family="text">
      <style:text-properties fo:font-style="normal" officeooo:rsid="011ca1f4" style:font-style-asian="normal" style:font-style-complex="normal"/>
    </style:style>
    <style:style style:name="T31" style:family="text">
      <style:text-properties fo:font-style="normal" officeooo:rsid="0119c9d1" style:font-style-asian="normal" style:font-style-complex="normal"/>
    </style:style>
    <style:style style:name="T32" style:family="text">
      <style:text-properties fo:font-style="normal" officeooo:rsid="015ee62e" style:font-style-asian="normal" style:font-style-complex="normal"/>
    </style:style>
    <style:style style:name="T33" style:family="text">
      <style:text-properties fo:font-style="normal" officeooo:rsid="01603a3e" style:font-style-asian="normal" style:font-style-complex="normal"/>
    </style:style>
    <style:style style:name="T34" style:family="text">
      <style:text-properties fo:font-style="normal" officeooo:rsid="0161fe33" style:font-style-asian="normal" style:font-style-complex="normal"/>
    </style:style>
    <style:style style:name="T35" style:family="text">
      <style:text-properties fo:font-style="normal" officeooo:rsid="007c431d" style:font-style-asian="normal" style:font-style-complex="normal"/>
    </style:style>
    <style:style style:name="T36" style:family="text">
      <style:text-properties fo:font-style="normal" officeooo:rsid="0075f98e" style:font-style-asian="normal" style:font-style-complex="normal"/>
    </style:style>
    <style:style style:name="T37" style:family="text">
      <style:text-properties fo:font-style="normal" officeooo:rsid="008005fa" style:font-style-asian="normal" style:font-style-complex="normal"/>
    </style:style>
    <style:style style:name="T38" style:family="text">
      <style:text-properties fo:font-style="normal" officeooo:rsid="01638258" style:font-style-asian="normal" style:font-style-complex="normal"/>
    </style:style>
    <style:style style:name="T39" style:family="text">
      <style:text-properties fo:font-style="normal" officeooo:rsid="0089d98f" style:font-style-asian="normal" style:font-style-complex="normal"/>
    </style:style>
    <style:style style:name="T40" style:family="text">
      <style:text-properties fo:font-style="normal" officeooo:rsid="005b3a01" style:font-style-asian="normal" style:font-style-complex="normal"/>
    </style:style>
    <style:style style:name="T41" style:family="text">
      <style:text-properties fo:font-style="normal" officeooo:rsid="0116a9e3" style:font-style-asian="normal" style:font-style-complex="normal"/>
    </style:style>
    <style:style style:name="T42" style:family="text">
      <style:text-properties fo:font-style="normal" officeooo:rsid="012df87c"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75f98e" style:font-style-asian="normal" style:font-weight-asian="bold" style:font-style-complex="normal" style:font-weight-complex="bold"/>
    </style:style>
    <style:style style:name="T45" style:family="text">
      <style:text-properties fo:font-style="normal" fo:font-weight="bold" officeooo:rsid="01638258" style:font-style-asian="normal" style:font-weight-asian="bold" style:font-style-complex="normal" style:font-weight-complex="bold"/>
    </style:style>
    <style:style style:name="T46" style:family="text">
      <style:text-properties fo:font-style="normal" fo:font-weight="bold" officeooo:rsid="0069adc7"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16b8ae8" style:font-style-asian="normal" style:font-weight-asian="normal" style:font-style-complex="normal" style:font-weight-complex="normal"/>
    </style:style>
    <style:style style:name="T49" style:family="text">
      <style:text-properties fo:font-style="normal" fo:font-weight="normal" officeooo:rsid="01797029" style:font-style-asian="normal" style:font-weight-asian="normal" style:font-style-complex="normal" style:font-weight-complex="normal"/>
    </style:style>
    <style:style style:name="T50" style:family="text">
      <style:text-properties fo:font-style="normal" fo:font-weight="normal" officeooo:rsid="016d1075" style:font-style-asian="normal" style:font-weight-asian="normal" style:font-style-complex="normal" style:font-weight-complex="normal"/>
    </style:style>
    <style:style style:name="T51" style:family="text">
      <style:text-properties fo:font-style="normal" fo:font-weight="normal" officeooo:rsid="016eb959" style:font-style-asian="normal" style:font-weight-asian="normal" style:font-style-complex="normal" style:font-weight-complex="normal"/>
    </style:style>
    <style:style style:name="T52" style:family="text">
      <style:text-properties fo:font-style="normal" fo:font-weight="normal" officeooo:rsid="016fce83" style:font-style-asian="normal" style:font-weight-asian="normal" style:font-style-complex="normal" style:font-weight-complex="normal"/>
    </style:style>
    <style:style style:name="T53" style:family="text">
      <style:text-properties fo:font-style="normal" fo:font-weight="normal" officeooo:rsid="01701dc0" style:font-style-asian="normal" style:font-weight-asian="normal" style:font-style-complex="normal" style:font-weight-complex="normal"/>
    </style:style>
    <style:style style:name="T54" style:family="text">
      <style:text-properties fo:font-style="normal" fo:font-weight="normal" officeooo:rsid="0095dc56" style:font-style-asian="normal" style:font-weight-asian="normal" style:font-style-complex="normal" style:font-weight-complex="normal"/>
    </style:style>
    <style:style style:name="T55" style:family="text">
      <style:text-properties fo:font-style="normal" fo:font-weight="normal" officeooo:rsid="01721796" style:font-style-asian="normal" style:font-weight-asian="normal" style:font-style-complex="normal" style:font-weight-complex="normal"/>
    </style:style>
    <style:style style:name="T56" style:family="text">
      <style:text-properties fo:font-style="normal" fo:font-weight="normal" officeooo:rsid="01738965" style:font-style-asian="normal" style:font-weight-asian="normal" style:font-style-complex="normal" style:font-weight-complex="normal"/>
    </style:style>
    <style:style style:name="T57" style:family="text">
      <style:text-properties fo:font-style="normal" fo:font-weight="normal" officeooo:rsid="0173a744" style:font-style-asian="normal" style:font-weight-asian="normal" style:font-style-complex="normal" style:font-weight-complex="normal"/>
    </style:style>
    <style:style style:name="T58" style:family="text">
      <style:text-properties fo:font-style="normal" fo:font-weight="normal" officeooo:rsid="017781d9" style:font-style-asian="normal" style:font-weight-asian="normal" style:font-style-complex="normal" style:font-weight-complex="normal"/>
    </style:style>
    <style:style style:name="T59" style:family="text">
      <style:text-properties fo:font-style="normal" fo:font-weight="normal" officeooo:rsid="01778681" style:font-style-asian="normal" style:font-weight-asian="normal" style:font-style-complex="normal" style:font-weight-complex="normal"/>
    </style:style>
    <style:style style:name="T60" style:family="text">
      <style:text-properties fo:font-style="normal" fo:font-weight="normal" officeooo:rsid="017c9f51" style:font-style-asian="normal" style:font-weight-asian="normal" style:font-style-complex="normal" style:font-weight-complex="normal"/>
    </style:style>
    <style:style style:name="T61" style:family="text">
      <style:text-properties fo:font-style="normal" fo:font-weight="normal" officeooo:rsid="017f42b0" style:font-style-asian="normal" style:font-weight-asian="normal" style:font-style-complex="normal" style:font-weight-complex="normal"/>
    </style:style>
    <style:style style:name="T62" style:family="text">
      <style:text-properties fo:font-style="normal" fo:font-weight="normal" officeooo:rsid="017f875b" style:font-style-asian="normal" style:font-weight-asian="normal" style:font-style-complex="normal" style:font-weight-complex="normal"/>
    </style:style>
    <style:style style:name="T63" style:family="text">
      <style:text-properties fo:font-style="normal" fo:font-weight="normal" officeooo:rsid="0181554c" style:font-style-asian="normal" style:font-weight-asian="normal" style:font-style-complex="normal" style:font-weight-complex="normal"/>
    </style:style>
    <style:style style:name="T64" style:family="text">
      <style:text-properties fo:font-style="normal" fo:font-weight="normal" officeooo:rsid="018205bd" style:font-style-asian="normal" style:font-weight-asian="normal" style:font-style-complex="normal" style:font-weight-complex="normal"/>
    </style:style>
    <style:style style:name="T65" style:family="text">
      <style:text-properties fo:font-style="normal" fo:font-weight="normal" officeooo:rsid="0069adc7" style:font-style-asian="normal" style:font-weight-asian="normal" style:font-style-complex="normal" style:font-weight-complex="normal"/>
    </style:style>
    <style:style style:name="T66" style:family="text">
      <style:text-properties fo:font-style="normal" fo:font-weight="normal" officeooo:rsid="00719d18" style:font-style-asian="normal" style:font-weight-asian="normal" style:font-style-complex="normal" style:font-weight-complex="normal"/>
    </style:style>
    <style:style style:name="T67" style:family="text">
      <style:text-properties fo:font-style="normal" fo:font-weight="normal" officeooo:rsid="01628120" style:font-style-asian="normal" style:font-weight-asian="normal" style:font-style-complex="normal" style:font-weight-complex="normal"/>
    </style:style>
    <style:style style:name="T68" style:family="text">
      <style:text-properties fo:font-style="normal" fo:font-weight="normal" officeooo:rsid="0089d98f" style:font-style-asian="normal" style:font-weight-asian="normal" style:font-style-complex="normal" style:font-weight-complex="normal"/>
    </style:style>
    <style:style style:name="T69" style:family="text">
      <style:text-properties fo:font-style="normal" fo:font-weight="normal" officeooo:rsid="006d6802" style:font-style-asian="normal" style:font-weight-asian="normal" style:font-style-complex="normal" style:font-weight-complex="normal"/>
    </style:style>
    <style:style style:name="T70" style:family="text">
      <style:text-properties fo:font-style="normal" fo:font-weight="normal" officeooo:rsid="00c68492" style:font-style-asian="normal" style:font-weight-asian="normal" style:font-style-complex="normal" style:font-weight-complex="normal"/>
    </style:style>
    <style:style style:name="T71" style:family="text">
      <style:text-properties fo:font-style="normal" fo:font-weight="normal" officeooo:rsid="019a2461" style:font-style-asian="normal" style:font-weight-asian="normal" style:font-style-complex="normal" style:font-weight-complex="normal"/>
    </style:style>
    <style:style style:name="T72" style:family="text">
      <style:text-properties officeooo:rsid="011b5285"/>
    </style:style>
    <style:style style:name="T73" style:family="text">
      <style:text-properties officeooo:rsid="011ca1f4"/>
    </style:style>
    <style:style style:name="T74" style:family="text">
      <style:text-properties officeooo:rsid="01211736"/>
    </style:style>
    <style:style style:name="T75" style:family="text">
      <style:text-properties fo:font-weight="bold" style:font-weight-asian="bold" style:font-weight-complex="bold"/>
    </style:style>
    <style:style style:name="T76" style:family="text">
      <style:text-properties fo:font-weight="bold" officeooo:rsid="012489e6" style:font-weight-asian="bold" style:font-weight-complex="bold"/>
    </style:style>
    <style:style style:name="T77" style:family="text">
      <style:text-properties fo:font-weight="bold" officeooo:rsid="013c4f7e" style:font-weight-asian="bold" style:font-weight-complex="bold"/>
    </style:style>
    <style:style style:name="T78" style:family="text">
      <style:text-properties fo:font-weight="bold" officeooo:rsid="013e320f" style:font-weight-asian="bold" style:font-weight-complex="bold"/>
    </style:style>
    <style:style style:name="T79" style:family="text">
      <style:text-properties fo:font-weight="bold" officeooo:rsid="013f1bb3" style:font-weight-asian="bold" style:font-weight-complex="bold"/>
    </style:style>
    <style:style style:name="T80" style:family="text">
      <style:text-properties fo:font-weight="bold" officeooo:rsid="0146299e" style:font-weight-asian="bold" style:font-weight-complex="bold"/>
    </style:style>
    <style:style style:name="T81" style:family="text">
      <style:text-properties fo:font-weight="bold" officeooo:rsid="014653f2" style:font-weight-asian="bold" style:font-weight-complex="bold"/>
    </style:style>
    <style:style style:name="T82" style:family="text">
      <style:text-properties fo:font-weight="bold" officeooo:rsid="0075f98e" style:font-weight-asian="bold" style:font-weight-complex="bold"/>
    </style:style>
    <style:style style:name="T83" style:family="text">
      <style:text-properties fo:font-weight="bold" officeooo:rsid="0069adc7" style:font-weight-asian="bold" style:font-weight-complex="bold"/>
    </style:style>
    <style:style style:name="T84" style:family="text">
      <style:text-properties fo:font-weight="bold" officeooo:rsid="00a0629f" style:font-weight-asian="bold" style:font-weight-complex="bold"/>
    </style:style>
    <style:style style:name="T85" style:family="text">
      <style:text-properties fo:font-weight="bold" officeooo:rsid="01968012" style:font-weight-asian="bold" style:font-weight-complex="bold"/>
    </style:style>
    <style:style style:name="T86" style:family="text">
      <style:text-properties officeooo:rsid="01244bbe"/>
    </style:style>
    <style:style style:name="T87" style:family="text">
      <style:text-properties officeooo:rsid="012489e6"/>
    </style:style>
    <style:style style:name="T88" style:family="text">
      <style:text-properties officeooo:rsid="012582b6"/>
    </style:style>
    <style:style style:name="T89" style:family="text">
      <style:text-properties fo:font-weight="normal" style:font-weight-asian="normal" style:font-weight-complex="normal"/>
    </style:style>
    <style:style style:name="T90" style:family="text">
      <style:text-properties fo:font-weight="normal" officeooo:rsid="0075f98e" style:font-weight-asian="normal" style:font-weight-complex="normal"/>
    </style:style>
    <style:style style:name="T91" style:family="text">
      <style:text-properties fo:font-weight="normal" officeooo:rsid="0173a744" style:font-weight-asian="normal" style:font-weight-complex="normal"/>
    </style:style>
    <style:style style:name="T92" style:family="text">
      <style:text-properties fo:font-weight="normal" officeooo:rsid="019a2461" style:font-weight-asian="normal" style:font-weight-complex="normal"/>
    </style:style>
    <style:style style:name="T93" style:family="text">
      <style:text-properties officeooo:rsid="012aadc9"/>
    </style:style>
    <style:style style:name="T94" style:family="text">
      <style:text-properties officeooo:rsid="012bc924"/>
    </style:style>
    <style:style style:name="T95" style:family="text">
      <style:text-properties officeooo:rsid="012c6bbb"/>
    </style:style>
    <style:style style:name="T96" style:family="text">
      <style:text-properties officeooo:rsid="012df87c"/>
    </style:style>
    <style:style style:name="T97" style:family="text">
      <style:text-properties officeooo:rsid="0131aef9"/>
    </style:style>
    <style:style style:name="T98" style:family="text">
      <style:text-properties officeooo:rsid="0131b8b0"/>
    </style:style>
    <style:style style:name="T99" style:family="text">
      <style:text-properties officeooo:rsid="01358c36"/>
    </style:style>
    <style:style style:name="T100" style:family="text">
      <style:text-properties officeooo:rsid="013be525"/>
    </style:style>
    <style:style style:name="T101" style:family="text">
      <style:text-properties officeooo:rsid="013c4f7e"/>
    </style:style>
    <style:style style:name="T102" style:family="text">
      <style:text-properties officeooo:rsid="013e320f"/>
    </style:style>
    <style:style style:name="T103" style:family="text">
      <style:text-properties officeooo:rsid="013f1bb3"/>
    </style:style>
    <style:style style:name="T104" style:family="text">
      <style:text-properties officeooo:rsid="0141bd2b"/>
    </style:style>
    <style:style style:name="T105" style:family="text">
      <style:text-properties officeooo:rsid="0143344d"/>
    </style:style>
    <style:style style:name="T106" style:family="text">
      <style:text-properties officeooo:rsid="0146299e"/>
    </style:style>
    <style:style style:name="T107" style:family="text">
      <style:text-properties officeooo:rsid="014653f2"/>
    </style:style>
    <style:style style:name="T108" style:family="text">
      <style:text-properties officeooo:rsid="0147306f"/>
    </style:style>
    <style:style style:name="T109" style:family="text">
      <style:text-properties officeooo:rsid="0149bc76"/>
    </style:style>
    <style:style style:name="T110" style:family="text">
      <style:text-properties officeooo:rsid="014b6ebe"/>
    </style:style>
    <style:style style:name="T111" style:family="text">
      <style:text-properties officeooo:rsid="014cf7d6"/>
    </style:style>
    <style:style style:name="T112" style:family="text">
      <style:text-properties officeooo:rsid="014e61a3"/>
    </style:style>
    <style:style style:name="T113" style:family="text">
      <style:text-properties officeooo:rsid="014f8116"/>
    </style:style>
    <style:style style:name="T114" style:family="text">
      <style:text-properties officeooo:rsid="015ab16b"/>
    </style:style>
    <style:style style:name="T115" style:family="text">
      <style:text-properties officeooo:rsid="015c054c"/>
    </style:style>
    <style:style style:name="T116" style:family="text">
      <style:text-properties officeooo:rsid="015d8e9c"/>
    </style:style>
    <style:style style:name="T117" style:family="text">
      <style:text-properties officeooo:rsid="00557f93"/>
    </style:style>
    <style:style style:name="T118" style:family="text">
      <style:text-properties officeooo:rsid="0069adc7"/>
    </style:style>
    <style:style style:name="T119" style:family="text">
      <style:text-properties officeooo:rsid="00719d18"/>
    </style:style>
    <style:style style:name="T120" style:family="text">
      <style:text-properties officeooo:rsid="0085ea60"/>
    </style:style>
    <style:style style:name="T121" style:family="text">
      <style:text-properties officeooo:rsid="015ee62e"/>
    </style:style>
    <style:style style:name="T122" style:family="text">
      <style:text-properties officeooo:rsid="0161fe33"/>
    </style:style>
    <style:style style:name="T123" style:family="text">
      <style:text-properties officeooo:rsid="006b87b3"/>
    </style:style>
    <style:style style:name="T124" style:family="text">
      <style:text-properties fo:font-style="italic" fo:font-weight="normal" officeooo:rsid="00c68492" style:font-style-asian="italic" style:font-weight-asian="normal" style:font-style-complex="italic" style:font-weight-complex="normal"/>
    </style:style>
    <style:style style:name="T125" style:family="text">
      <style:text-properties fo:font-style="italic" officeooo:rsid="019a2461" style:font-style-asian="italic" style:font-style-complex="italic"/>
    </style:style>
    <style:style style:name="T126" style:family="text">
      <style:text-properties officeooo:rsid="0186d267"/>
    </style:style>
    <style:style style:name="T12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8" style:family="text">
      <style:text-properties fo:font-size="12pt" fo:font-style="normal" fo:font-weight="normal" officeooo:rsid="0110756c" style:font-size-asian="12pt" style:font-style-asian="normal" style:font-weight-asian="normal" style:font-size-complex="12pt" style:font-style-complex="normal" style:font-weight-complex="normal"/>
    </style:style>
    <style:style style:name="T129" style:family="text">
      <style:text-properties fo:font-size="12pt" fo:font-style="normal" fo:font-weight="normal" officeooo:rsid="018f0e29" style:font-size-asian="12pt" style:font-style-asian="normal" style:font-weight-asian="normal" style:font-size-complex="12pt" style:font-style-complex="normal" style:font-weight-complex="normal"/>
    </style:style>
    <style:style style:name="T130" style:family="text">
      <style:text-properties fo:font-size="12pt" fo:font-style="normal" fo:font-weight="normal" officeooo:rsid="009dd246" style:font-size-asian="12pt" style:font-style-asian="normal" style:font-weight-asian="normal" style:font-size-complex="12pt" style:font-style-complex="normal" style:font-weight-complex="normal"/>
    </style:style>
    <style:style style:name="T131" style:family="text">
      <style:text-properties fo:font-size="12pt" fo:font-style="normal" fo:font-weight="normal" officeooo:rsid="019496fb" style:font-size-asian="12pt" style:font-style-asian="normal" style:font-weight-asian="normal" style:font-size-complex="12pt" style:font-style-complex="normal" style:font-weight-complex="normal"/>
    </style:style>
    <style:style style:name="T132" style:family="text">
      <style:text-properties fo:font-size="12pt" fo:font-style="normal" fo:font-weight="normal" officeooo:rsid="01968012" style:font-size-asian="12pt" style:font-style-asian="normal" style:font-weight-asian="normal" style:font-size-complex="12pt" style:font-style-complex="normal" style:font-weight-complex="normal"/>
    </style:style>
    <style:style style:name="T133" style:family="text">
      <style:text-properties fo:font-size="12pt" fo:font-style="normal" fo:font-weight="normal" officeooo:rsid="017f875b" style:font-size-asian="12pt" style:font-style-asian="normal" style:font-weight-asian="normal" style:font-size-complex="12pt" style:font-style-complex="normal" style:font-weight-complex="normal"/>
    </style:style>
    <style:style style:name="T134" style:family="text">
      <style:text-properties fo:font-size="12pt" fo:font-style="normal" fo:font-weight="normal" officeooo:rsid="019b204e" style:font-size-asian="12pt" style:font-style-asian="normal" style:font-weight-asian="normal" style:font-size-complex="12pt" style:font-style-complex="normal" style:font-weight-complex="normal"/>
    </style:style>
    <style:style style:name="T135" style:family="text">
      <style:text-properties fo:font-size="12pt" fo:font-style="normal" officeooo:rsid="009dd246" style:font-size-asian="12pt" style:font-style-asian="normal" style:font-size-complex="12pt" style:font-style-complex="normal"/>
    </style:style>
    <style:style style:name="T136" style:family="text">
      <style:text-properties fo:font-size="12pt" fo:font-style="normal" officeooo:rsid="018d4d0e" style:font-size-asian="12pt" style:font-style-asian="normal" style:font-size-complex="12pt" style:font-style-complex="normal"/>
    </style:style>
    <style:style style:name="T137" style:family="text">
      <style:text-properties fo:font-size="12pt" fo:font-style="normal" fo:font-weight="bold" officeooo:rsid="009dd246" style:font-size-asian="12pt" style:font-style-asian="normal" style:font-weight-asian="bold" style:font-size-complex="12pt" style:font-style-complex="normal" style:font-weight-complex="bold"/>
    </style:style>
    <style:style style:name="T138" style:family="text">
      <style:text-properties officeooo:rsid="0110756c"/>
    </style:style>
    <style:style style:name="T139" style:family="text">
      <style:text-properties officeooo:rsid="00a0629f"/>
    </style:style>
    <style:style style:name="T140" style:family="text">
      <style:text-properties officeooo:rsid="019a246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323cm, 11.783cm, 0.993cm, 0.58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Standard"/>
      <text:p text:style-name="Standard"/>
      <text:p text:style-name="Standard"/>
      <text:p text:style-name="Standard"/>
      <text:p text:style-name="Title">Projet Logiciel <text:span text:style-name="T1">Transversal</text:span></text:p>
      <text:p text:style-name="P81"><text:span text:style-name="T18">Pierre CHABAUD</text:span> – <text:span text:style-name="T18">Alexandre CHAMINAS</text:span></text:p>
      <text:p text:style-name="P20"/>
      <text:p text:style-name="P20"/>
      <text:p text:style-name="P20"/>
      <text:p text:style-name="P20"><draw:frame draw:style-name="fr3" draw:name="Image1" text:anchor-type="paragraph" svg:width="17cm" svg:height="10.388cm" draw:z-index="4"><draw:image xlink:href="Pictures/10000201000003DE0000025D453DF4DF9E60672D.png" xlink:type="simple" xlink:show="embed" xlink:actuate="onLoad" loext:mime-type="image/png"/></draw:frame></text:p>
      <text:p text:style-name="P21">FIGURE 1 – Capture d’écran du jeu robostrike.com</text:p>
      <text:p text:style-name="Standard"/>
      <text:p text:style-name="Standard"/>
      <text:p text:style-name="Standard"/>
      <text:p text:style-name="P38"/>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7">Table des matières</text:p>
          </text:index-title>
          <text:p text:style-name="P79"><text:a xlink:type="simple" xlink:href="#__RefHeading__1316_824097905" text:style-name="Index_20_Link" text:visited-style-name="Index_20_Link">1 Objectif<text:tab/>3</text:a></text:p>
          <text:p text:style-name="P78"><text:a xlink:type="simple" xlink:href="#__RefHeading__1318_824097905" text:style-name="Index_20_Link" text:visited-style-name="Index_20_Link">1.1 Présentation générale<text:tab/>3</text:a></text:p>
          <text:p text:style-name="P78"><text:a xlink:type="simple" xlink:href="#__RefHeading__1320_824097905" text:style-name="Index_20_Link" text:visited-style-name="Index_20_Link">1.2 Règles du jeu<text:tab/>3</text:a></text:p>
          <text:p text:style-name="P78"><text:a xlink:type="simple" xlink:href="#__RefHeading__3406_1053578290" text:style-name="Index_20_Link" text:visited-style-name="Index_20_Link">1.3 Conception Logiciel<text:tab/>3</text:a></text:p>
          <text:p text:style-name="P79"><text:a xlink:type="simple" xlink:href="#__RefHeading__1322_824097905" text:style-name="Index_20_Link" text:visited-style-name="Index_20_Link">2 Description et conception des états<text:tab/>4</text:a></text:p>
          <text:p text:style-name="P78"><text:a xlink:type="simple" xlink:href="#__RefHeading__1480_1060408740" text:style-name="Index_20_Link" text:visited-style-name="Index_20_Link">2.1 Description des états<text:tab/>4</text:a></text:p>
          <text:p text:style-name="P78"><text:a xlink:type="simple" xlink:href="#__RefHeading__1484_1060408740" text:style-name="Index_20_Link" text:visited-style-name="Index_20_Link">2.2 Conception logiciel<text:tab/>4</text:a></text:p>
          <text:p text:style-name="P78"><text:a xlink:type="simple" xlink:href="#__RefHeading__1027_1053578290" text:style-name="Index_20_Link" text:visited-style-name="Index_20_Link">2.3 Conception logiciel : extension pour le rendu<text:tab/>4</text:a></text:p>
          <text:p text:style-name="P78"><text:a xlink:type="simple" xlink:href="#__RefHeading__3408_1053578290" text:style-name="Index_20_Link" text:visited-style-name="Index_20_Link">2.4 Conception logiciel : extension pour le moteur de jeu<text:tab/>4</text:a></text:p>
          <text:p text:style-name="P78"><text:a xlink:type="simple" xlink:href="#__RefHeading__2098_1060408740" text:style-name="Index_20_Link" text:visited-style-name="Index_20_Link">2.5 Ressources<text:tab/>4</text:a></text:p>
          <text:p text:style-name="P79"><text:a xlink:type="simple" xlink:href="#__RefHeading__2100_1060408740" text:style-name="Index_20_Link" text:visited-style-name="Index_20_Link">3 Rendu : Stratégie et Conception<text:tab/>6</text:a></text:p>
          <text:p text:style-name="P78"><text:a xlink:type="simple" xlink:href="#__RefHeading__2104_1060408740" text:style-name="Index_20_Link" text:visited-style-name="Index_20_Link">3.1 Stratégie de rendu d'un état<text:tab/>6</text:a></text:p>
          <text:p text:style-name="P78"><text:a xlink:type="simple" xlink:href="#__RefHeading__2118_1060408740" text:style-name="Index_20_Link" text:visited-style-name="Index_20_Link">3.2 Conception logiciel<text:tab/>6</text:a></text:p>
          <text:p text:style-name="P78"><text:a xlink:type="simple" xlink:href="#__RefHeading__3410_1053578290" text:style-name="Index_20_Link" text:visited-style-name="Index_20_Link">3.3 Conception logiciel : extension pour les animations<text:tab/>6</text:a></text:p>
          <text:p text:style-name="P78"><text:a xlink:type="simple" xlink:href="#__RefHeading__2132_1060408740" text:style-name="Index_20_Link" text:visited-style-name="Index_20_Link">3.4 Ressources<text:tab/>6</text:a></text:p>
          <text:p text:style-name="P78"><text:a xlink:type="simple" xlink:href="#__RefHeading__2136_1060408740" text:style-name="Index_20_Link" text:visited-style-name="Index_20_Link">3.5 Exemple de rendu<text:tab/>6</text:a></text:p>
          <text:p text:style-name="P79"><text:a xlink:type="simple" xlink:href="#__RefHeading__1336_824097905" text:style-name="Index_20_Link" text:visited-style-name="Index_20_Link">4 Règles de changement d'états et moteur de jeu<text:tab/>8</text:a></text:p>
          <text:p text:style-name="P78"><text:a xlink:type="simple" xlink:href="#__RefHeading__2079_824097905" text:style-name="Index_20_Link" text:visited-style-name="Index_20_Link">4.1 Horloge globale<text:tab/>8</text:a></text:p>
          <text:p text:style-name="P78"><text:a xlink:type="simple" xlink:href="#__RefHeading__2081_824097905" text:style-name="Index_20_Link" text:visited-style-name="Index_20_Link">4.2 Changements extérieurs<text:tab/>8</text:a></text:p>
          <text:p text:style-name="P78"><text:a xlink:type="simple" xlink:href="#__RefHeading__2083_824097905" text:style-name="Index_20_Link" text:visited-style-name="Index_20_Link">4.3 Changements autonomes<text:tab/>8</text:a></text:p>
          <text:p text:style-name="P78"><text:a xlink:type="simple" xlink:href="#__RefHeading__1029_1053578290" text:style-name="Index_20_Link" text:visited-style-name="Index_20_Link">4.4 Conception logiciel<text:tab/>8</text:a></text:p>
          <text:p text:style-name="P78"><text:a xlink:type="simple" xlink:href="#__RefHeading__3412_1053578290" text:style-name="Index_20_Link" text:visited-style-name="Index_20_Link">4.5 Conception logiciel : extension pour l'IA<text:tab/>8</text:a></text:p>
          <text:p text:style-name="P78"><text:a xlink:type="simple" xlink:href="#__RefHeading__1829_2123130103" text:style-name="Index_20_Link" text:visited-style-name="Index_20_Link">4.6 Conception logiciel : extension pour la parallélisation<text:tab/>8</text:a></text:p>
          <text:p text:style-name="P79"><text:a xlink:type="simple" xlink:href="#__RefHeading__1031_1053578290" text:style-name="Index_20_Link" text:visited-style-name="Index_20_Link">5 Intelligence Artificielle<text:tab/>10</text:a></text:p>
          <text:p text:style-name="P78"><text:a xlink:type="simple" xlink:href="#__RefHeading__2973_1544052078" text:style-name="Index_20_Link" text:visited-style-name="Index_20_Link">5.1 Stratégies<text:tab/>10</text:a></text:p>
          <text:p text:style-name="P80"><text:a xlink:type="simple" xlink:href="#__RefHeading__2975_1544052078" text:style-name="Index_20_Link" text:visited-style-name="Index_20_Link">5.1.1 Intelligence minimale<text:tab/>10</text:a></text:p>
          <text:p text:style-name="P80"><text:a xlink:type="simple" xlink:href="#__RefHeading__2977_1544052078" text:style-name="Index_20_Link" text:visited-style-name="Index_20_Link">5.1.2 Intelligence basée sur des heuristiques<text:tab/>10</text:a></text:p>
          <text:p text:style-name="P80"><text:a xlink:type="simple" xlink:href="#__RefHeading__2480_1544052078" text:style-name="Index_20_Link" text:visited-style-name="Index_20_Link">5.1.3 Intelligence basée sur les arbres de recherche<text:tab/>10</text:a></text:p>
          <text:p text:style-name="P78"><text:a xlink:type="simple" xlink:href="#__RefHeading__2979_1544052078" text:style-name="Index_20_Link" text:visited-style-name="Index_20_Link">5.2 Conception logiciel<text:tab/>10</text:a></text:p>
          <text:p text:style-name="P78"><text:a xlink:type="simple" xlink:href="#__RefHeading__2981_1544052078" text:style-name="Index_20_Link" text:visited-style-name="Index_20_Link">5.3 Conception logiciel : extension pour l'IA composée<text:tab/>10</text:a></text:p>
          <text:p text:style-name="P78"><text:a xlink:type="simple" xlink:href="#__RefHeading__2983_1544052078" text:style-name="Index_20_Link" text:visited-style-name="Index_20_Link">5.4 Conception logiciel : extension pour IA avancée<text:tab/>10</text:a></text:p>
          <text:p text:style-name="P78"><text:a xlink:type="simple" xlink:href="#__RefHeading__2985_1544052078" text:style-name="Index_20_Link" text:visited-style-name="Index_20_Link">5.5 Conception logiciel : extension pour la parallélisation<text:tab/>10</text:a></text:p>
          <text:p text:style-name="P79"><text:a xlink:type="simple" xlink:href="#__RefHeading__2987_1544052078" text:style-name="Index_20_Link" text:visited-style-name="Index_20_Link">6 Modularisation<text:tab/>11</text:a></text:p>
          <text:p text:style-name="P78"><text:a xlink:type="simple" xlink:href="#__RefHeading__1831_2123130103" text:style-name="Index_20_Link" text:visited-style-name="Index_20_Link">6.1 Organisation des modules<text:tab/>11</text:a></text:p>
          <text:p text:style-name="P80"><text:a xlink:type="simple" xlink:href="#__RefHeading__1833_2123130103" text:style-name="Index_20_Link" text:visited-style-name="Index_20_Link">6.1.1 Répartition sur différents threads<text:tab/>11</text:a></text:p>
          <text:p text:style-name="P80"><text:a xlink:type="simple" xlink:href="#__RefHeading__1835_2123130103" text:style-name="Index_20_Link" text:visited-style-name="Index_20_Link">6.1.2 Répartition sur différentes machines<text:tab/>11</text:a></text:p>
          <text:p text:style-name="P78"><text:a xlink:type="simple" xlink:href="#__RefHeading__1837_2123130103" text:style-name="Index_20_Link" text:visited-style-name="Index_20_Link">6.2 Conception logiciel<text:tab/>11</text:a></text:p>
          <text:p text:style-name="P78"><text:a xlink:type="simple" xlink:href="#__RefHeading__1966_2123130103" text:style-name="Index_20_Link" text:visited-style-name="Index_20_Link">6.3 Conception logiciel : extension réseau<text:tab/>11</text:a></text:p>
          <text:p text:style-name="P78"><text:a xlink:type="simple" xlink:href="#__RefHeading__1968_2123130103" text:style-name="Index_20_Link" text:visited-style-name="Index_20_Link">6.4 Conception logiciel : client Android<text:tab/>11</text:a></text:p>
        </text:index-body>
      </text:table-of-content>
      <text:p text:style-name="P2"/>
      <text:h text:style-name="P95" text:outline-level="1"><text:bookmark-start text:name="__RefHeading__1316_824097905"/>Objectif<text:bookmark-end text:name="__RefHeading__1316_824097905"/></text:h>
      <text:h text:style-name="P113" text:outline-level="2"><text:bookmark-start text:name="__RefHeading__1318_824097905"/>Présentation générale<text:bookmark-end text:name="__RefHeading__1318_824097905"/></text:h>
      <text:p text:style-name="P53"><text:span text:style-name="T20">L’objectif de ce projet </text:span><text:span text:style-name="T21">consiste en</text:span><text:span text:style-name="T20"> la réalisation du jeu </text:span><text:span text:style-name="T22">multijoueur</text:span><text:span text:style-name="T20"> </text:span><text:span text:style-name="T22">r</text:span><text:span text:style-name="T20">obostrike</text:span><text:span text:style-name="T23">(Figure 1</text:span><text:span text:style-name="T20">) lui même inspiré du jeu de société RoboRally(1994). </text:span><text:span text:style-name="T21">Les joueurs doivent manœuvrer de manière stratégique</text:span><text:span text:style-name="T20"> un robot sur un quadrillag</text:span><text:span text:style-name="T23">e</text:span><text:span text:style-name="T20"> </text:span><text:span text:style-name="T24">comprenant obstacles,</text:span><text:span text:style-name="T20"> pièges et bonus </text:span><text:span text:style-name="T25">afin</text:span><text:span text:style-name="T20"> </text:span><text:span text:style-name="T25">d’</text:span><text:span text:style-name="T20">atteindre </text:span><text:span text:style-name="T21">en premier d</text:span><text:span text:style-name="T20">es </text:span><text:span text:style-name="T26">balises</text:span><text:span text:style-name="T20">.</text:span></text:p>
      <text:p text:style-name="P73"/>
      <text:h text:style-name="Heading_20_2" text:outline-level="2"><text:bookmark-start text:name="__RefHeading__1320_824097905"/>Règles du jeu<text:bookmark-end text:name="__RefHeading__1320_824097905"/></text:h>
      <text:p text:style-name="P50"><text:span text:style-name="T27">Lors d’une </text:span><text:span text:style-name="T28">manche</text:span><text:span text:style-name="T27">, l</text:span><text:span text:style-name="T20">es joueurs </text:span><text:span text:style-name="T21">choisissent</text:span><text:span text:style-name="T20"> six actions ordonnées (avancer, reculer, droite, gauche, attaquer, …) avant la fin du temps imparti. Une fois que les joueurs ont tous entré leurs ordres ou que le temps est écoulé, le jeu exécute les actions des joueurs tour </text:span><text:span text:style-name="T22">par</text:span><text:span text:style-name="T20"> tour. </text:span></text:p>
      <text:p text:style-name="P50"><text:span text:style-name="T27">Les </text:span><text:span text:style-name="T28">manches</text:span><text:span text:style-name="T27"> s’enchaîne</text:span><text:span text:style-name="T28">nt</text:span><text:span text:style-name="T27"> jusqu’à la victoire finale de l’un des joueurs.</text:span><text:span text:style-name="T20"> </text:span><text:span text:style-name="T27">Le gagnant est le joueur qui atteint le premier tous les objectifs ou qui est le dernier survivant.</text:span></text:p>
      <text:p text:style-name="P52"><text:span text:style-name="T29">A l’exception du départ, </text:span><text:span text:style-name="T21">plusieurs</text:span><text:span text:style-name="T19"> joueurs ne peuvent pas </text:span><text:span text:style-name="T21">se trouver</text:span><text:span text:style-name="T19"> sur </text:span><text:span text:style-name="T30">la</text:span><text:span text:style-name="T19"> même case. </text:span><text:span text:style-name="T21">Si deux joueurs se retrouvent sur une même case, une collision a lieu et le joueur présent initialement sur la case disputée se fait pousser sur </text:span><text:span text:style-name="T30">une</text:span><text:span text:style-name="T31"> case adjacente.</text:span></text:p>
      <text:p text:style-name="P51"><text:span text:style-name="T22">C</text:span><text:span text:style-name="T28">haque joueur commence la partie avec cinq points de vie et toute attaque entraîne </text:span><text:span text:style-name="T26">la perte</text:span><text:span text:style-name="T28"> d’un point de vie </text:span><text:span text:style-name="T26">pour le</text:span><text:span text:style-name="T28"> joueur touché.</text:span></text:p>
      <text:p text:style-name="P51"><text:span text:style-name="T22">Les </text:span><text:span text:style-name="T27">joueurs </text:span><text:span text:style-name="T31">obtiennent</text:span><text:span text:style-name="T22"> des bonus tels que des soins, des pièges ou </text:span><text:span text:style-name="T41">des</text:span><text:span text:style-name="T22"> </text:span><text:span text:style-name="T31">améliorations</text:span><text:span text:style-name="T22"> d’attaque en </text:span><text:span text:style-name="T42">passant sur</text:span><text:span text:style-name="T22"> </text:span><text:span text:style-name="T41">des </text:span><text:span text:style-name="T22">case</text:span><text:span text:style-name="T41">s</text:span><text:span text:style-name="T22"> bonus.</text:span></text:p>
      <text:p text:style-name="P39"/>
      <text:h text:style-name="Heading_20_2" text:outline-level="2"><text:bookmark-start text:name="__RefHeading__3406_1053578290"/>Conception Logiciel<text:bookmark-end text:name="__RefHeading__3406_1053578290"/></text:h>
      <text:p text:style-name="P72"><text:span text:style-name="T97">L</text:span>es dépendances <text:span text:style-name="T99">et paquets</text:span> <text:span text:style-name="T98">utilisés sont communs à tous les projets 3IS et sont disponibles sur le dépôt github « github.com/cbares/plt ». La bibliothèque graphique retenue est la </text:span>SFML. <text:span text:style-name="T99">Le schéma ci dessous (Figure 2) montre l’aspect final du projet avec une partie serveur et une partie client. Le serveur sera basé sur micro_httpd qui est un serveur HTTP minimaliste.</text:span></text:p>
      <text:p text:style-name="P72"/>
      <text:p text:style-name="P72"><draw:frame draw:style-name="fr4" draw:name="Image2" text:anchor-type="paragraph" svg:width="12.166cm" svg:height="9.324cm" draw:z-index="8"><draw:image xlink:href="Pictures/1000020100000224000001A4C7E79657FC18FD63.png" xlink:type="simple" xlink:show="embed" xlink:actuate="onLoad" loext:mime-type="image/png"/></draw:frame><text:soft-page-break/></text:p>
      <text:p text:style-name="P27">FIGURE <text:span text:style-name="T72">2</text:span> – <text:span text:style-name="T99">Schéma de la structure logicielle du projet</text:span></text:p>
      <text:p text:style-name="P32"/>
      <text:p text:style-name="P23"/>
      <text:h text:style-name="P94" text:outline-level="1"><text:bookmark-start text:name="__RefHeading__1322_824097905"/>Description et conception des états<text:bookmark-end text:name="__RefHeading__1322_824097905"/></text:h>
      <text:h text:style-name="P114" text:outline-level="2"><text:bookmark-start text:name="__RefHeading__1480_1060408740"/>Description des états<text:bookmark-end text:name="__RefHeading__1480_1060408740"/></text:h>
      <text:p text:style-name="P71">Un état du jeu est formée par un ensemble d’éléments fixes (<text:span text:style-name="T74">la carte de jeu</text:span>) et d’éléments mobiles (<text:span text:style-name="T74">les robots</text:span>). Tous les éléments possèdent les propriétés suivantes :</text:p>
      <text:p text:style-name="P71"><text:tab/>- Coordonnées (x,y) dans la grille</text:p>
      <text:p text:style-name="P71"><text:tab/>- Identifiant de type d’élément : ce nombre indique la nature de <text:span text:style-name="T100">l’</text:span>élément (ie classe)</text:p>
      <text:p text:style-name="P22"/>
      <text:p text:style-name="P34">2.1.1 État éléments fixes</text:p>
      <text:p text:style-name="P22"/>
      <text:p text:style-name="P65">Le <text:span text:style-name="T74">terrain de jeu </text:span>est formé par un <text:span text:style-name="T100">ensemble d’éléments « tuiles » composant la carte de jeu. La taille de cette carte est fixée au démarrage du niveau et ne changera pas au cours de la partie. </text:span>Les types de <text:span text:style-name="T100">tuiles</text:span> sont :</text:p>
      <text:p text:style-name="P65"><text:span text:style-name="T77">Tuile</text:span><text:span text:style-name="T75"> « </text:span><text:span text:style-name="T77">Normale</text:span><text:span text:style-name="T75"> »</text:span><text:span text:style-name="T89">.</text:span> Les <text:span text:style-name="T101">tuiles</text:span> « <text:span text:style-name="T101">normales</text:span> » sont des éléments <text:span text:style-name="T101">neutres</text:span> <text:span text:style-name="T101">et donc franchissables sans risque </text:span>p<text:span text:style-name="T107">ar les robots</text:span>.</text:p>
      <text:p text:style-name="P66"><text:span text:style-name="T77">Tuile</text:span><text:span text:style-name="T75"> « </text:span><text:span text:style-name="T79">Objectif</text:span><text:span text:style-name="T75"> »</text:span>. L<text:span text:style-name="T102">es tuiles</text:span> « <text:span text:style-name="T103">objectif</text:span> » <text:span text:style-name="T101">correspondent aux objectifs que le joueur doit atteindre en totalité pour gagner la partie. Ces éléments sont numérotés de 1 à N. La tuile objectif dont le numéro est le plus élevé sert de point de réapparition après la mort d’un joueur et le départ de la partie est donné sur l’objectif n°1. De manière purement esthétique, le joueur voit les objectifs d’une couleur différente une fois qu’il est passé dessus. </text:span></text:p>
      <text:p text:style-name="P67"><text:span text:style-name="T77">Tuile</text:span><text:span text:style-name="T75"> « </text:span><text:span text:style-name="T79">Trou</text:span><text:span text:style-name="T75"> »</text:span><text:span text:style-name="T89">.</text:span> Les <text:span text:style-name="T101">tuiles</text:span> « <text:span text:style-name="T103">trou</text:span> » sont des éléments <text:span text:style-name="T103">franchissable qui causent la mort instantanée </text:span><text:soft-page-break/><text:span text:style-name="T103">du robot</text:span> <text:span text:style-name="T103">qui s’y est engagé ou qui a été poussé dedans.</text:span></text:p>
      <text:p text:style-name="P67"><text:span text:style-name="T77">Tuile</text:span><text:span text:style-name="T75"> « </text:span><text:span text:style-name="T78">M</text:span><text:span text:style-name="T79">u</text:span><text:span text:style-name="T78">r</text:span><text:span text:style-name="T75"> »</text:span><text:span text:style-name="T89">.</text:span> Les <text:span text:style-name="T101">tuiles</text:span> « <text:span text:style-name="T103">mur</text:span> » sont des éléments <text:span text:style-name="T103">infranchissable </text:span>pour les éléments mobiles.</text:p>
      <text:p text:style-name="P67"><text:span text:style-name="T77">Tuile</text:span><text:span text:style-name="T75"> « </text:span><text:span text:style-name="T79">Bonus</text:span><text:span text:style-name="T75"> »</text:span><text:span text:style-name="T89">.</text:span> Les <text:span text:style-name="T101">tuiles</text:span> « <text:span text:style-name="T103">bonus</text:span> » sont des éléments <text:span text:style-name="T103">franchissables </text:span>pour les éléments mobiles. <text:span text:style-name="T103">Cette tuile peut contenir :</text:span></text:p>
      <text:p text:style-name="P65">— <text:span text:style-name="T104">Une bombe : explose à la fin de la manche en infligeant deux points de dégât aux joueurs touchés dans un rayon de deux cases et les immobilise pour le tour suivant</text:span></text:p>
      <text:p text:style-name="P65">— <text:span text:style-name="T104">Une trousse de soin : régénère toute la vie de vie dès utilisation</text:span></text:p>
      <text:p text:style-name="P65">— <text:span text:style-name="T104">Un tir en croix : inflige deux points de dégât aux joueurs les plus proches dans les directions Nord, Sud Est et Ouest dès utilisation.</text:span></text:p>
      <text:p text:style-name="P62">— <text:span text:style-name="T105">Un bouclier : protège le joueur dès activation et jusqu’à la fin de la manche</text:span></text:p>
      <text:p text:style-name="P68">— <text:span text:style-name="T105">Une attaque automatique : inflige un point de dégât au joueur en face a chaque action de manière automatique et augmente d’un point la puissance des attaques de face et en croix jusqu’à la fin de la manche</text:span></text:p>
      <text:p text:style-name="P69"><text:span text:style-name="T77">Tuile</text:span><text:span text:style-name="T75"> « </text:span><text:span text:style-name="T80">Rotation</text:span><text:span text:style-name="T75"> »</text:span><text:span text:style-name="T89">.</text:span> Les <text:span text:style-name="T101">tuiles</text:span> « <text:span text:style-name="T106">rotation</text:span> » sont des éléments <text:span text:style-name="T103">franchissables </text:span>pour les éléments mobiles <text:span text:style-name="T107">et on pour capacité de modifier l’orientation du robot d’un quart de tour dans le sans horaire ou anti-horaire selon le type.</text:span></text:p>
      <text:p text:style-name="P70"><text:span text:style-name="T77">Tuile</text:span><text:span text:style-name="T75"> « </text:span><text:span text:style-name="T81">Tapis roulant</text:span><text:span text:style-name="T75"> »</text:span><text:span text:style-name="T89">.</text:span> Les <text:span text:style-name="T101">tuiles</text:span> « <text:span text:style-name="T107">tapis roulant</text:span> » sont des éléments <text:span text:style-name="T103">franchissables </text:span>pour les éléments mobiles <text:span text:style-name="T107">et on pour capacité de modifier l’orientation du robot ainsi que sa position sur la grille. </text:span></text:p>
      <text:p text:style-name="P69"/>
      <text:p text:style-name="P33">2.1.<text:span text:style-name="T94">2</text:span> État éléments <text:span text:style-name="T94">mobiles</text:span></text:p>
      <text:p text:style-name="P6"/>
      <text:p text:style-name="P64"><text:span text:style-name="T108">Dans ce projet un seul type d’élément mobile est nécessaire : le type « Robot ». Il possède</text:span> <text:span text:style-name="T86">une orientation (nord, sud, est, ouest), une couleur, une liste d’objectifs visités, un nombre de points de vie, un nombre de vies et des indicateurs de possession et d’utilisation de bonus.</text:span></text:p>
      <text:p text:style-name="P64"><text:span text:style-name="T76">Élément</text:span><text:span text:style-name="T75"> mobile « </text:span><text:span text:style-name="T76">Robot</text:span><text:span text:style-name="T75"> ».</text:span> Cet élément est dirigé par le<text:span text:style-name="T94">s</text:span> joueur<text:span text:style-name="T94">s ou une IA</text:span>, qui commande la propriété de <text:span text:style-name="T109">déplacement, d’attaque et d’utilisation des bonus</text:span>. <text:span text:style-name="T94">De plus il </text:span>possède la <text:span text:style-name="T94">propriété</text:span> « couleur », qui est purement esthétique <text:span text:style-name="T94">et dont l</text:span>a seule règle est qu’elle est unique. <text:span text:style-name="T87">O</text:span>n utilise <text:span text:style-name="T87">également </text:span>une propriété que l’on nommera « <text:span text:style-name="T109">ActionS</text:span>tatus », et qui peut prendre les valeurs suivantes :</text:p>
      <text:p text:style-name="P62">— Status « normal » : cas le plus courant, où <text:span text:style-name="T88">le robot </text:span>peut se déplacer <text:span text:style-name="T88">sur la carte et cherche à atteindre les objectifs</text:span></text:p>
      <text:p text:style-name="P62">— Status « <text:span text:style-name="T109">paralysé</text:span> » : cas où <text:span text:style-name="T88">le robot à été touché par l’explosion d’une bombe à la toute fin de la manche précédente. Il est alors incapable de faire des actions et subit l’influence des éléments de jeu de la carte et les attaques des autres joueurs</text:span></text:p>
      <text:p text:style-name="P62">— Status « mort » : cas où <text:span text:style-name="T93">le robot est tombé dans un piège ou a perdu son dernier point de vie. Cet état <text:s/>intervient entre deux manches avant la réapparition ou dans l’attente de la fin de la partie (le joueur n’a plus de vies mais que les adversaire toujours en jeu la finissent).</text:span></text:p>
      <text:p text:style-name="P62"/>
      <text:p text:style-name="P83"/>
      <text:p text:style-name="P83"/>
      <text:p text:style-name="P83"/>
      <text:p text:style-name="P83"/>
      <text:p text:style-name="P83"><text:soft-page-break/>2.1.<text:span text:style-name="T95">3</text:span> État <text:span text:style-name="T95">général</text:span></text:p>
      <text:p text:style-name="P82"/>
      <text:p text:style-name="P62">A l’ensemble des éléments statiques et mobiles, nous ajoutons les propriétés suivantes :</text:p>
      <text:p text:style-name="P62">— Epoque : représente « l’heure » correspondant à l’état, ie c’est le nombre de « tic » de l’horloge globale depuis le <text:span text:style-name="T111">début</text:span> de la partie</text:p>
      <text:p text:style-name="P63">— <text:span text:style-name="T110">Timer </text:span>: représente le nombre de « tic » de l’horloge globale depuis <text:span text:style-name="T111">le début</text:span> d<text:span text:style-name="T110">e la manche afin de donner la priorité de jeu au joueur ayant validé ses actions le premier. Dans un premier temps l’ordre sera établi en fonction de l’identifiant du robot.</text:span></text:p>
      <text:p text:style-name="P25"/>
      <text:h text:style-name="Heading_20_2" text:outline-level="2"><text:bookmark-start text:name="__RefHeading__1484_1060408740"/>Conception <text:span text:style-name="T10">l</text:span>ogiciel<text:span text:style-name="T140">le</text:span><text:bookmark-end text:name="__RefHeading__1484_1060408740"/></text:h>
      <text:p text:style-name="P59">Le diagramme des classes pour les états est présenté en Figure <text:span text:style-name="T112">3</text:span>, dont nous pouvons mettre en évidence les groupes de classes suivants :</text:p>
      <text:p text:style-name="P60"><text:span text:style-name="T75">Classes Element.</text:span> Toute la hiérarchie des classes filles d’Element (en jaune) permettent de représenter les différentes catégories et types d’élément. <text:span text:style-name="T114">Nous n’avons pas </text:span>utilis<text:span text:style-name="T114">é</text:span> <text:span text:style-name="T114">le p</text:span>olymorphisme <text:span text:style-name="T114">pour faire de</text:span> l’introspection <text:span text:style-name="T114">ne maîtrisant pas encore parfaitement ce concept. Cependant la méthode </text:span>isStatic() <text:span text:style-name="T114">ou isReachable() s’y prêterait tout à fait et nous travaillons activement à leur implémentation.</text:span> </text:p>
      <text:p text:style-name="P61"><text:span text:style-name="T75">Conteneurs d’élément. </text:span><text:span text:style-name="T115">La</text:span> classes State <text:span text:style-name="T115">permet</text:span> de contenir des ensembles d’éléments. <text:span text:style-name="T115">A partir cette</text:span> <text:span text:style-name="T115">classe nous</text:span> <text:span text:style-name="T115">pouvons</text:span> accéder à toutes les données de l’état. <text:span text:style-name="T115">Par exemple,</text:span> « <text:span text:style-name="T115">twoDTab »</text:span> est un tableau <text:span text:style-name="T115">à</text:span> deux dimension<text:span text:style-name="T115">s</text:span> d’éléments <text:span text:style-name="T115">de type « MapTile » permettant de contenir la carte de jeu</text:span>. </text:p>
      <text:p text:style-name="P59"><text:span text:style-name="T75">Fabrique d’élements.</text:span> Dans le but de pouvoir fabriquer facilement des instances d’Element <text:span text:style-name="T115">et plus particulièrement de « MapTile » (« Robot » étant créé une seule au début de la partie et de manière simple) </text:span>nous utilisons la classe <text:span text:style-name="T115">MapFactory</text:span>. Cette classe permet de créer n’importe quelle instance non abstraite à partir d’un caractère. L’idée est de l’utiliser, en<text:span text:style-name="T113">tre</text:span> autres, pour créer un niveau à partir d’un fichier texte. </text:p>
      <text:p text:style-name="P59"><text:span text:style-name="T75">Observateurs de changements. </text:span>La conception de ces classes suit le Design Pattern Observer. Le but de la classe Observable dont hérite « <text:span text:style-name="T116">State »</text:span> est d’enregistrer des observateurs puis de les notifier à chaque changement d’état. Par exemple la classe StateLayer (render.dia) est un observateur et met à jour les textures/sprites à chaque action d’un personnage</text:p>
      <text:h text:style-name="Heading_20_2" text:outline-level="2"><text:bookmark-start text:name="__DdeLink__1054_1053578290"/><text:bookmark-start text:name="__RefHeading__1027_1053578290"/>Conception <text:span text:style-name="T10">l</text:span>ogiciel<text:span text:style-name="T140">le </text:span>: <text:span text:style-name="T7">extension pour le rendu</text:span><text:bookmark-end text:name="__DdeLink__1054_1053578290"/><text:bookmark-end text:name="__RefHeading__1027_1053578290"/></text:h>
      <text:p text:style-name="P13"/>
      <text:h text:style-name="Heading_20_2" text:outline-level="2"><text:bookmark-start text:name="__RefHeading__3408_1053578290"/>Conception <text:span text:style-name="T10">l</text:span>ogiciel<text:span text:style-name="T140">le </text:span>: extension pour le <text:span text:style-name="T8">moteur de jeu</text:span><text:bookmark-end text:name="__RefHeading__3408_1053578290"/></text:h>
      <text:h text:style-name="P115" text:outline-level="2"><text:bookmark-start text:name="__RefHeading__2098_1060408740"/>Ressources<text:bookmark-end text:name="__RefHeading__2098_1060408740"/></text:h>
      <text:p text:style-name="P58">L<text:span text:style-name="T97">es ressources graphiques comprennent</text:span> trois packs de textures de 64 par 64 pixels <text:span text:style-name="T73">(</text:span>figures 2, 3 et 4<text:span text:style-name="T73">)</text:span> ainsi qu<text:span text:style-name="T96">e sur u</text:span>n fichier de police d’écriture <text:s/>« roboto.ttf ».</text:p>
      <text:p text:style-name="P24"><draw:frame draw:style-name="fr5" draw:name="Image5" text:anchor-type="paragraph" svg:y="0.305cm" svg:width="6.209cm" svg:height="7.244cm" draw:z-index="5"><draw:image xlink:href="Pictures/10000201000001EC0000023E417BADBF1A36E67B.png" xlink:type="simple" xlink:show="embed" xlink:actuate="onLoad" loext:mime-type="image/png"/></draw:frame><text:soft-page-break/></text:p>
      <text:p text:style-name="P24">FIGURE <text:span text:style-name="T72">2</text:span> – <text:span text:style-name="T72">Textures pour les tuiles du décor</text:span></text:p>
      <text:p text:style-name="P24"/>
      <text:p text:style-name="P24"/>
      <text:p text:style-name="P24"><draw:frame draw:style-name="fr4" draw:name="Image6" text:anchor-type="paragraph" svg:width="5.089cm" svg:height="4.099cm" draw:z-index="6"><draw:image xlink:href="Pictures/100002010000019B0000014B925E8FF3D20CFC88.png" xlink:type="simple" xlink:show="embed" xlink:actuate="onLoad" loext:mime-type="image/png"/></draw:frame></text:p>
      <text:p text:style-name="P24">FIGURE <text:span text:style-name="T72">3</text:span> – <text:span text:style-name="T72">Textures pour les robots</text:span></text:p>
      <text:p text:style-name="P24"/>
      <text:p text:style-name="P24"/>
      <text:p text:style-name="P24"><draw:frame draw:style-name="fr6" draw:name="Image7" text:anchor-type="paragraph" svg:width="7.091cm" svg:height="4.313cm" draw:z-index="7"><draw:image xlink:href="Pictures/100002010000010C000000A3C8F533D0BF864181.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6">FIGURE <text:span text:style-name="T72">4</text:span> – <text:span text:style-name="T72">Textures pour les commandes de déplacement et d’attaque</text:span></text:p>
      <text:p text:style-name="P85"/>
      <text:p text:style-name="Text_20_body"/>
      <text:p text:style-name="Text_20_body"><draw:frame draw:style-name="fr1" draw:name="Cadre3" text:anchor-type="paragraph" svg:width="25.7cm" draw:z-index="3"><draw:text-box fo:min-height="13.526cm"><text:p text:style-name="P28"><draw:frame draw:style-name="fr3" draw:name="Image3" text:anchor-type="paragraph" svg:width="25.7cm" svg:height="15.378cm" draw:z-index="9"><draw:image xlink:href="Pictures/1006A3270001195C0000A85D1C6C3A7A8B5F50BD.svg" xlink:type="simple" xlink:show="embed" xlink:actuate="onLoad" loext:mime-type="image/svg+xml"/><draw:image xlink:href="Pictures/100002010000039200000223EE79B2B69F4862BB.png" xlink:type="simple" xlink:show="embed" xlink:actuate="onLoad"/></draw:frame>FIGURE <text:span text:style-name="T126">5</text:span> – <text:span text:style-name="T126">Diagramme de classes du moteur d’états</text:span></text:p></draw:text-box></draw:frame></text:p>
      <text:h text:style-name="P96" text:outline-level="1"><text:bookmark-start text:name="__RefHeading__2100_1060408740"/><text:span text:style-name="T4">Rendu : </text:span>Stratégie<text:span text:style-name="T4"> et Conception</text:span><text:bookmark-end text:name="__RefHeading__2100_1060408740"/></text:h>
      <text:h text:style-name="Heading_20_2" text:outline-level="2"><text:bookmark-start text:name="__RefHeading__2104_1060408740"/><text:span text:style-name="T121">S</text:span>tratégie de rendu <text:span text:style-name="T5">d'un état</text:span><text:bookmark-end text:name="__RefHeading__2104_1060408740"/></text:h>
      <text:p text:style-name="P48"><text:span text:style-name="T32">Le rendu de la carte de jeu est effectué sous forme de tuiles carrée générées à l’aide de la bibliothèq</text:span><text:span text:style-name="T33">u</text:span><text:span text:style-name="T32">e SFM</text:span><text:span text:style-name="T34">L.</text:span><text:span text:style-name="T117"> </text:span></text:p>
      <text:p text:style-name="P49"><text:span text:style-name="T32">La fenêtre de </text:span><text:span text:style-name="T33">jeu est divisée en deux parties distinctes. L’aire de jeu se trouve à gauche et comporte les différentes tuiles. Un zoom est appliqué pour rester dans des valeurs de fenêtre raisonnables en cas de map trop grande <text:s/>ou trop petite. A droite est affichée la partie commande ainsi que les informations en textes sur les statistiques de la partie (niveau de vie des joueurs et nombre de vie des joueurs restants).</text:span></text:p>
      <text:p text:style-name="P49"><text:span text:style-name="T19">La grille </text:span><text:span text:style-name="T34">de la carte</text:span><text:span text:style-name="T19"> est créée à partir d’</text:span><text:span text:style-name="T35">un</text:span><text:span text:style-name="T19">fichier texte « </text:span><text:span text:style-name="T34">map.txt </text:span><text:span text:style-name="T44">»</text:span><text:span text:style-name="T36"> situé dans les ressources et dont de choix de la taille est laissée à l’appréciation du joueur. Un tableau stocké dans « MapFactory » permettant de relier un entier présent dans le fichier « map.txt », un type d’élément et un nombre permettant de choisir la position du sprite sur l’image « map.png ». Cela est réalisé à l’aide d’un std::map qui associe</text:span><text:span text:style-name="T19"> à chaque </text:span><text:span text:style-name="T37">code de tuile</text:span><text:span text:style-name="T19"> un </text:span><text:span text:style-name="T37">ID de </text:span><text:span text:style-name="T19">terrain spécifique.</text:span></text:p>
      <text:p text:style-name="P55">La méthode init<text:span text:style-name="T122">Map</text:span> de <text:span text:style-name="T119">la classe State</text:span> <text:span text:style-name="T119">(package state)</text:span> permet de fabriquer pour chaque <text:span text:style-name="T120">code tuile du fichier « </text:span><text:span text:style-name="T90">map.txt</text:span><text:span text:style-name="T82"> »</text:span> le terrain correspondant, de créer un pointeur <text:span text:style-name="T119">unique </text:span>vers cet objet et de l’ajouter à <text:span text:style-name="T120">la grille (tableau à deux dimensions contenant</text:span> de<text:span text:style-name="T119">s</text:span> pointeur<text:span text:style-name="T119">s</text:span> de Terrain<text:span text:style-name="T119">).</text:span></text:p>
      <text:p text:style-name="P57">Le reste de l’affichage est codé en « dur » car ne sera pas modifié d’une partie à l’autre (seul le nombre d’objet varie).</text:p>
      <text:h text:style-name="P116" text:outline-level="2"><text:bookmark-start text:name="__RefHeading__2118_1060408740"/><text:bookmark-start text:name="__DdeLink__1274_1053578290"/>Conception <text:bookmark-end text:name="__DdeLink__1274_1053578290"/><text:span text:style-name="T16">logiciel</text:span><text:bookmark-end text:name="__RefHeading__2118_1060408740"/></text:h>
      <text:p text:style-name="P46"><text:span text:style-name="T65">Classe TileMap</text:span><text:span text:style-name="T47">: cette classe possède deux attributs : une texture et un tableau </text:span><text:span text:style-name="T66">de Vertex (quads)</text:span><text:span text:style-name="T47"> contenant la position des éléments et leurs coordonnées dans la texture </text:span><text:span text:style-name="T67">(map.png)</text:span><text:span text:style-name="T47">. Elle possède </text:span><text:span text:style-name="T68">les</text:span><text:span text:style-name="T47"> méthodes </text:span><text:span text:style-name="T69">loadGrille, loadPersonnage</text:span><text:span text:style-name="T47"> </text:span><text:span text:style-name="T70">et loadCurseur lui permettant d’initialiser ses attributs à partir d’un tableau de Terrain, d’une liste de Personnage ou d’un Curseur. La méthode Draw a pour but de dessiner une texture pour ensuite permettre son affichage dans une fenêtre. Elle est codés en virtuelle pour surcharger la fonction </text:span><text:span text:style-name="T124">draw </text:span><text:span text:style-name="T67">de la SFML. </text:span></text:p>
      <text:p text:style-name="P54"><text:span text:style-name="T83">Classe </text:span><text:span text:style-name="T75">TileSet :</text:span> Cette classe possède plusieurs attributs : un id de type TileSetID, <text:span text:style-name="T118">des entiers </text:span>cellWidth <text:span text:style-name="T118">et </text:span>cellHeight <text:span text:style-name="T123">(qui représentent respectivement la largeur et la longueur en pixel d’une tuile)</text:span> et <text:span text:style-name="T118">une chaîne de caractères imageFile (chemin vers un « fichier.png »). L’ID peut prendre différentes valeurs :</text:span></text:p>
      <text:list xml:id="list124932533" text:style-name="L1">
        <text:list-item>
          <text:p text:style-name="P87">MAP_TILESET</text:p>
        </text:list-item>
        <text:list-item>
          <text:p text:style-name="P87">COMMAND_TILSET</text:p>
        </text:list-item>
        <text:list-item>
          <text:p text:style-name="P87">PAWN_TILESET</text:p>
          <text:p text:style-name="P87"/>
        </text:list-item>
      </text:list>
      <text:p text:style-name="P47"><text:span text:style-name="T67">En fonction de l’ID passé en </text:span><text:span text:style-name="T65"><text:s/>TileMap </text:span><text:span text:style-name="T67">addapte ses attributs cellWidt, cellHeight ainsi que l’arborescence imageFile. La classe possède </text:span><text:span text:style-name="T65">deux attributs : une texture et un tableau </text:span><text:span text:style-name="T66">de Vertex (quads)</text:span><text:span text:style-name="T65"> contenant la position des éléments et leurs coordonnées dans la texture </text:span><text:span text:style-name="T67">(map.png)</text:span><text:span text:style-name="T65">.</text:span></text:p>
      <text:p text:style-name="P47"><text:span text:style-name="T45">C</text:span><text:span text:style-name="T46">lasse </text:span><text:span text:style-name="T43">StateLayer :</text:span><text:span text:style-name="T19"> Cette classe </text:span><text:span text:style-name="T38">est la classe principale du moteur de rendu et centralise les informations au de la même manière que la classe « State » pour le moteur d’états. Cette classe prend en paramètre </text:span><text:span text:style-name="T19">une référence à une instance d</text:span><text:span text:style-name="T38">e « State »</text:span><text:span text:style-name="T19">. </text:span><text:span text:style-name="T39">Elle possède également un tableau </text:span><text:soft-page-break/><text:span text:style-name="T39">de pointeurs de TileSet et un autre de pointeurs de Surface. </text:span><text:span text:style-name="T19">Le but de cette classe est de créer </text:span><text:span text:style-name="T38">deux </text:span><text:span text:style-name="T19">surfaces grâce à la méthode initSurfac</text:span><text:span text:style-name="T40">e (grille de jeu et joueurs) et d’initialiser leurs textures. Cette classe est un observateur, elle implémente l’interface IObserver pour être avertie des changements d’état. Elle réagit ensuite en actualisant les textures.</text:span></text:p>
      <text:p text:style-name="P35"/>
      <text:h text:style-name="P117" text:outline-level="2"><text:bookmark-start text:name="__RefHeading__2136_1060408740"/>Exemple de rendu<text:bookmark-end text:name="__RefHeading__2136_1060408740"/></text:h>
      <text:p text:style-name="P36"><draw:frame draw:style-name="fr7" draw:name="Image9" text:anchor-type="paragraph" svg:x="2.254cm" svg:y="0.34cm" svg:width="12.778cm" svg:height="9.675cm" draw:z-index="10"><draw:image xlink:href="Pictures/1000020100000556000003001FA2F160E721AD2B.png" xlink:type="simple" xlink:show="embed" xlink:actuate="onLoad" loext:mime-type="image/png"/></draw:frame></text:p>
      <text:p text:style-name="P29"/>
      <text:p text:style-name="P29"/>
      <text:p text:style-name="P29"/>
      <text:p text:style-name="P90">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text:span text:style-name="T138">FIGURE </text:span>6<text:span text:style-name="T138"> – </text:span>Exemple d’affichage de la fenêtre de jeu</text:p>
      <text:p text:style-name="P85"><draw:frame draw:style-name="fr1" draw:name="Cadre2" text:anchor-type="paragraph" svg:width="25.7cm" draw:z-index="0"><draw:text-box fo:min-height="12.555cm"><text:p text:style-name="P30"><draw:frame draw:style-name="fr3" draw:name="Image4" text:anchor-type="paragraph" svg:width="25.7cm" svg:height="16.224cm" draw:z-index="12"><draw:image xlink:href="Pictures/1003C1630000D0300000836EF5EFA00464393C39.svg" xlink:type="simple" xlink:show="embed" xlink:actuate="onLoad" loext:mime-type="image/svg+xml"/><draw:image xlink:href="Pictures/100002010000037A00000232C7C9B36B0188100E.png" xlink:type="simple" xlink:show="embed" xlink:actuate="onLoad"/></draw:frame></text:p><text:p text:style-name="P30">FIGURE 7 – Diagramme de classes du moteur de rendu</text:p></draw:text-box></draw:frame></text:p>
      <text:h text:style-name="P97" text:outline-level="1"><text:bookmark-start text:name="__RefHeading__1336_824097905"/>Règles de changement d'états <text:span text:style-name="T6">et moteur de jeu</text:span><text:bookmark-end text:name="__RefHeading__1336_824097905"/></text:h>
      <text:h text:style-name="P118" text:outline-level="2"><text:bookmark-start text:name="__RefHeading__2079_824097905"/>Changement d’état<text:bookmark-end text:name="__RefHeading__2079_824097905"/></text:h>
      <text:p text:style-name="P43"><text:span text:style-name="T48">Le jeu est découpé en manches </text:span><text:span text:style-name="T49">où chaque robot effectue une série de</text:span><text:span text:style-name="T48"> six actions. </text:span><text:span text:style-name="T50">Une manche débute lorsque tous les joueurs/robots ont validé leurs six actions ou que le temps imparti est écoulé (généralement 30 secondes). Les robots possèdent un </text:span><text:span text:style-name="T51">statut qui défini</text:span><text:span text:style-name="T52">t</text:span><text:span text:style-name="T51"> leur capacité à effectuer les actions :</text:span></text:p>
      <text:list xml:id="list1622843561" text:style-name="L2">
        <text:list-item>
          <text:p text:style-name="P103">NORMAL : le robot est capable d’effectuer ses actions sans contraintes particulières</text:p>
        </text:list-item>
        <text:list-item>
          <text:p text:style-name="P106"><text:span text:style-name="T47">STUNNED : </text:span><text:span text:style-name="T53">le robot a été touché lors de la manche précédente et ne peut donc pas effectuer d’action lors de la prochaine manche. Il reste cependant sur la carte et subi les actions des autres joueurs et de la carte de jeu</text:span></text:p>
        </text:list-item>
        <text:list-item>
          <text:p text:style-name="P106"><text:span text:style-name="T47">DEAD : </text:span><text:span text:style-name="T53">le robot n’a plus de points de vie. <text:s/>Ce statut peut survenir au cours de la manche jusqu’à la réapparition du joueur s’il lui reste des vies ou de manière plus durable jusqu’à la fin de la partie si ses vies sont consommées</text:span></text:p>
        </text:list-item>
      </text:list>
      <text:p text:style-name="P43"><text:span text:style-name="T54">Lorsqu</text:span><text:span text:style-name="T55">e le robot a un statut NORMAL, le moteur de jeu prend en compte ses actions </text:span><text:span text:style-name="T54">:</text:span></text:p>
      <text:list xml:id="list247253517" text:style-name="L3">
        <text:list-item>
          <text:p text:style-name="P107"><text:span text:style-name="T54">S</text:span><text:span text:style-name="T47">e déplacer : </text:span><text:span text:style-name="T56">avancer, reculer, tourner, boost, ...</text:span><text:span text:style-name="T47"> </text:span></text:p>
        </text:list-item>
        <text:list-item>
          <text:p text:style-name="P107"><text:span text:style-name="T47">Attaquer : </text:span><text:span text:style-name="T56">attaque de face, </text:span><text:span text:style-name="T57">attaque circulaire, attaques spéciales</text:span></text:p>
        </text:list-item>
        <text:list-item>
          <text:p text:style-name="P107"><text:span text:style-name="T47">Utiliser un bonus : </text:span><text:span text:style-name="T57">utilisation des cinq types de bonus. </text:span><text:span text:style-name="T71">Ces bonus sont les suivants :</text:span></text:p>
          <text:list>
            <text:list-item>
              <text:p text:style-name="P110"><text:span text:style-name="T91">H</text:span><text:span text:style-name="T92">eal </text:span><text:span text:style-name="T71">: Sert à restaurer ses 5 points de vie au maximum</text:span></text:p>
            </text:list-item>
            <text:list-item>
              <text:p text:style-name="P111"><text:span text:style-name="T89">Auto attack </text:span><text:span text:style-name="T47">: Le robot lancera une attaque à chaque action de la manche, en plus de son action habituelle</text:span></text:p>
            </text:list-item>
            <text:list-item>
              <text:p text:style-name="P111"><text:span text:style-name="T89">Cross attack </text:span><text:span text:style-name="T47">: Attaque se lançant dans les 4 directions </text:span></text:p>
            </text:list-item>
            <text:list-item>
              <text:p text:style-name="P111"><text:span text:style-name="T89">Bomb </text:span><text:span text:style-name="T47">: Pose une bombe qui explose en fin de manche</text:span></text:p>
            </text:list-item>
            <text:list-item>
              <text:p text:style-name="P112"><text:span text:style-name="T89">Shield </text:span><text:span text:style-name="T47">Bouclier protégeant le robot des attaques adverses</text:span></text:p>
            </text:list-item>
          </text:list>
        </text:list-item>
      </text:list>
      <text:p text:style-name="P74"/>
      <text:p text:style-name="P44"><text:span text:style-name="T48">Le </text:span><text:span text:style-name="T58">moteur de </text:span><text:span text:style-name="T48">jeu </text:span><text:span text:style-name="T58">interprète les actions </text:span><text:span text:style-name="T59">en fonction de l’</text:span><text:span text:style-name="T71">ordre croissant des 6 actions entrées par les joueurs</text:span><text:span text:style-name="T59">. Toutes les premières actions </text:span><text:span text:style-name="T49">s</text:span><text:span text:style-name="T59">ont effectuées, puis </text:span><text:span text:style-name="T49">le moteur traite</text:span><text:span text:style-name="T59"> les deuxièmes, etc.</text:span><text:span text:style-name="T58"> </text:span><text:span text:style-name="T49">Les actions de même </text:span><text:span text:style-name="T71">numéro</text:span><text:span text:style-name="T49"> sont effectuées par ordre de priorité </text:span><text:span text:style-name="T71">suivant</text:span><text:span text:style-name="T60"> </text:span><text:span text:style-name="T61">(1 étant la priorité maximale et 4 la minimale) </text:span><text:span text:style-name="T58">:</text:span></text:p>
      <text:list xml:id="list4059196932" text:style-name="L4">
        <text:list-item>
          <text:p text:style-name="P108"><text:span text:style-name="T47">Utilisation des bonu</text:span><text:span text:style-name="T49">s</text:span></text:p>
        </text:list-item>
        <text:list-item>
          <text:p text:style-name="P104">Attaque<text:span text:style-name="T140">s (y compris issues du bonus </text:span><text:span text:style-name="T125">auto attack</text:span><text:span text:style-name="T140">)</text:span></text:p>
        </text:list-item>
        <text:list-item>
          <text:p text:style-name="P105">Déplacements</text:p>
        </text:list-item>
        <text:list-item>
          <text:p text:style-name="P109"><text:span text:style-name="T47">Action</text:span><text:span text:style-name="T71">s</text:span><text:span text:style-name="T47"> de la carte de jeu sur le robot (</text:span><text:span text:style-name="T71">trou, </text:span><text:span text:style-name="T47">plaque tournant</text:span><text:span text:style-name="T60">e</text:span><text:span text:style-name="T47">, tapis roulant), …</text:span></text:p>
        </text:list-item>
      </text:list>
      <text:p text:style-name="P75"/>
      <text:p text:style-name="P45"><text:span text:style-name="T47">Les actions </text:span><text:span text:style-name="T62">de même priorité sont exécutées en même temps à l’exception des actions de déplacement qui sont effectuées en fonction </text:span><text:span text:style-name="T63">de la rapidité</text:span><text:span text:style-name="T62"> </text:span><text:span text:style-name="T63">à</text:span><text:span text:style-name="T62"> </text:span><text:span text:style-name="T63">jouer </text:span><text:span text:style-name="T64">des robots</text:span><text:span text:style-name="T62">.</text:span></text:p>
      <text:p text:style-name="P42"><text:span text:style-name="T133">C</text:span><text:span text:style-name="T127">haque action traitée par le moteur de jeu modifie l’état du jeu.</text:span></text:p>
      <text:h text:style-name="P119" text:outline-level="2"><text:soft-page-break/>Conception <text:span text:style-name="T16">logicielle</text:span></text:h>
      <text:p text:style-name="P41"><text:span text:style-name="T135">Le diagramme des classes pour le moteur de jeu (« </text:span><text:span text:style-name="T137">engine.dia</text:span><text:span text:style-name="T135"> ») est présenté en Figure </text:span><text:span text:style-name="T136">8</text:span><text:span text:style-name="T135">.</text:span></text:p>
      <text:p text:style-name="P40"><text:span text:style-name="T137">Classe Engine</text:span><text:span text:style-name="T130"> : Cette classe est centrale et permet de stocker </text:span><text:span text:style-name="T131">un Etat.</text:span><text:span text:style-name="T130"> </text:span><text:span text:style-name="T131">Elle a accès à toutes les actions entrées par les joueurs ainsi qu’à leurs attributs. </text:span><text:span text:style-name="T134">Pour chaque ordre créé par les joueurs, le moteur crée 6 commandes et les exécute action après action. </text:span><text:span text:style-name="T130">Lorsque la méthode « update » est appelée, le moteur appelle la méthode « execute</text:span><text:span text:style-name="T131">Order</text:span><text:span text:style-name="T130"> » de chaque commande puis supprime toutes les commandes une fois </text:span><text:span text:style-name="T132">exécutées.</text:span><text:span text:style-name="T130"> </text:span></text:p>
      <text:p text:style-name="P56"><text:span text:style-name="T84">Classes Command</text:span><text:span text:style-name="T85">es</text:span><text:span text:style-name="T84"> :</text:span><text:span text:style-name="T139"> Les classes Attack, Environment, Move et UseBonus héritent de la classe Command et réalisent une action pour un joueur. Elles possèdent chacune une méthode « executeOrder » qui fait effectuer à un personnage l’action correspondante. </text:span></text:p>
      <text:p text:style-name="P76">Classes UseBonus, Rotation, Attack et Move : <text:span text:style-name="T89">Ces classes exécutent une action et mettent à jour l’état du jeu.</text:span></text:p>
      <text:h text:style-name="P120" text:outline-level="2">Horloge globale</text:h>
      <text:h text:style-name="Heading_20_2" text:outline-level="2"><text:bookmark-start text:name="__RefHeading__3412_1053578290"/>Conception <text:span text:style-name="T16">logiciel</text:span> : extension pour l'IA<text:bookmark-end text:name="__RefHeading__3412_1053578290"/></text:h>
      <text:h text:style-name="Heading_20_2" text:outline-level="2"><text:bookmark-start text:name="__RefHeading__1829_2123130103"/>Conception logiciel : extension pour la <text:span text:style-name="T15">parallélisation</text:span><text:bookmark-end text:name="__RefHeading__1829_2123130103"/></text:h>
      <text:p text:style-name="P17"/>
      <text:p text:style-name="P93"><draw:frame draw:style-name="fr1" draw:name="Frame1" text:anchor-type="paragraph" svg:width="25.204cm" draw:z-index="1"><draw:text-box fo:min-height="13.653cm"><text:p text:style-name="P84"><draw:frame draw:style-name="fr3" draw:name="Image8" text:anchor-type="paragraph" svg:width="25.204cm" svg:height="14.404cm" draw:z-index="11"><draw:image xlink:href="Pictures/1003E20E0000DE3E00007F052EDB686C34BA2FB3.svg" xlink:type="simple" xlink:show="embed" xlink:actuate="onLoad" loext:mime-type="image/svg+xml"/><draw:image xlink:href="Pictures/10000201000003A70000021761B3CE1D1ACBBC7F.png" xlink:type="simple" xlink:show="embed" xlink:actuate="onLoad"/></draw:frame><text:span text:style-name="T128"/></text:p><text:p text:style-name="P84"><text:span text:style-name="T128">FIGURE </text:span><text:span text:style-name="T127">8</text:span><text:span text:style-name="T128"> – </text:span><text:span text:style-name="T129">Diagramme de classes du moteur de jeu</text:span></text:p></draw:text-box></draw:frame></text:p>
      <text:h text:style-name="P96" text:outline-level="1"><text:bookmark-start text:name="__RefHeading__1031_1053578290"/><text:span text:style-name="T9">Intelligence</text:span> Artificielle<text:bookmark-end text:name="__RefHeading__1031_1053578290"/></text:h>
      <text:p text:style-name="P37">Cette section est dédiée aux stratégies et outils développés pour créer un joueur artificiel. Ce robot doit utiliser les mêmes commandes qu'un joueur humain, ie utiliser les mêmes actions/ordre<text:span text:style-name="T17">s</text:span> que ceux produit par le clavier ou la souris. Le robot ne doit pas avoir accès à plus information qu'un joueur humain. Comme pour les autres sections, commencez par présenter la stratégie, puis la conception logicielle.</text:p>
      <text:h text:style-name="P121" text:outline-level="2"><text:bookmark-start text:name="__RefHeading__2973_1544052078"/>Stratégies<text:bookmark-end text:name="__RefHeading__2973_1544052078"/></text:h>
      <text:p text:style-name="P3"/>
      <text:h text:style-name="P100"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101" text:outline-level="3"><text:bookmark-start text:name="__RefHeading__2480_1544052078"/>Intelligence basée sur les arbres de recherche<text:bookmark-end text:name="__RefHeading__2480_1544052078"/></text:h>
      <text:p text:style-name="P19"/>
      <text:h text:style-name="P122" text:outline-level="2"><text:bookmark-start text:name="__RefHeading__2979_1544052078"/>Conception logiciel<text:bookmark-end text:name="__RefHeading__2979_1544052078"/></text:h>
      <text:p text:style-name="P14"/>
      <text:h text:style-name="P123" text:outline-level="2"><text:bookmark-start text:name="__RefHeading__2981_1544052078"/>Conception logiciel : extension pour <text:span text:style-name="T11">l'IA</text:span> compos<text:span text:style-name="T11">ée</text:span><text:bookmark-end text:name="__RefHeading__2981_1544052078"/></text:h>
      <text:p text:style-name="P15"/>
      <text:h text:style-name="Heading_20_2" text:outline-level="2"><text:bookmark-start text:name="__RefHeading__2983_1544052078"/>Conception <text:span text:style-name="T15">l</text:span>ogiciel : <text:span text:style-name="T11">extension pour IA avancée</text:span><text:bookmark-end text:name="__RefHeading__2983_1544052078"/></text:h>
      <text:p text:style-name="P16"/>
      <text:h text:style-name="Heading_20_2" text:outline-level="2"><text:bookmark-start text:name="__RefHeading__2985_1544052078"/>Conception <text:span text:style-name="T15">l</text:span>ogiciel : extension pour la parallélisation<text:bookmark-end text:name="__RefHeading__2985_1544052078"/></text:h>
      <text:p text:style-name="P7"/>
      <text:h text:style-name="P98" text:outline-level="1"><text:bookmark-start text:name="__RefHeading__2987_1544052078"/>Modularisation<text:bookmark-end text:name="__RefHeading__2987_1544052078"/></text:h>
      <text:p text:style-name="Text">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24" text:outline-level="2"><text:bookmark-start text:name="__RefHeading__1831_2123130103"/>Organisation des modules<text:bookmark-end text:name="__RefHeading__1831_2123130103"/></text:h>
      <text:h text:style-name="P102" text:outline-level="3"><text:bookmark-start text:name="__RefHeading__1833_2123130103"/>Répartition sur différents threads<text:bookmark-end text:name="__RefHeading__1833_2123130103"/></text:h>
      <text:p text:style-name="P8"/>
      <text:h text:style-name="P102" text:outline-level="3"><text:bookmark-start text:name="__RefHeading__1835_2123130103"/>Répartition sur différentes machines<text:bookmark-end text:name="__RefHeading__1835_2123130103"/></text:h>
      <text:p text:style-name="P10"/>
      <text:h text:style-name="P124" text:outline-level="2"><text:bookmark-start text:name="__RefHeading__1837_2123130103"/>Conception <text:span text:style-name="T13">logiciel</text:span><text:bookmark-end text:name="__RefHeading__1837_2123130103"/></text:h>
      <text:p text:style-name="P18"/>
      <text:h text:style-name="Heading_20_2" text:outline-level="2"><text:bookmark-start text:name="__RefHeading__1966_2123130103"/>Conception logiciel : extension <text:span text:style-name="T14">réseau</text:span><text:bookmark-end text:name="__RefHeading__1966_2123130103"/></text:h>
      <text:p text:style-name="P11"/>
      <text:h text:style-name="P125" text:outline-level="2"><text:bookmark-start text:name="__RefHeading__1968_2123130103"/>Conception logiciel : client Android<text:bookmark-end text:name="__RefHeading__1968_2123130103"/></text:h>
      <text:p text:style-name="P12"/>
      <text:p text:style-name="P86"/>
      <text:p text:style-name="P9"><draw:frame draw:style-name="fr2" draw:name="Frame3" text:anchor-type="paragraph" svg:x="1.025cm" svg:y="1.122cm" svg:width="23.65cm" draw:z-index="2"><draw:text-box fo:min-height="13.15cm"><text:p text:style-name="Illustration">Illustration <text:sequence text:ref-name="refIllustration0" text:name="Illustration" text:formula="ooow:Illustration+1" style:num-format="1">1</text:sequence>: Diagramme de classes pour la modularisation</text:p></draw:text-box></draw:frame></text:p>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7bfc"/>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 CHABAUD – Alexandre CHAMINAS</text:span><text:tab/><text:span text:style-name="MT3">Page </text:span><text:span text:style-name="MT3"><text:page-number text:select-page="current">18</text:page-number></text:span><text:span text:style-name="MT3"><text:s/>/ </text:span><text:span text:style-name="MT3"><text:page-count>18</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1-13T23:23:37.190839106</dc:date>
    <meta:editing-duration>P8DT22H20M29S</meta:editing-duration>
    <meta:editing-cycles>297</meta:editing-cycles>
    <meta:generator>LibreOffice/6.0.7.3$Linux_X86_64 LibreOffice_project/00m0$Build-3</meta:generator>
    <meta:document-statistic meta:table-count="0" meta:image-count="9" meta:object-count="0" meta:page-count="18" meta:paragraph-count="169" meta:word-count="3100" meta:character-count="18309" meta:non-whitespace-character-count="15391"/>
  </office:meta>
</office:document-meta>
</file>